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DejaVu Sans" svg:font-family="'DejaVu Sans'" style:font-adornments="Bold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ejaVu Sans1" svg:font-family="'DejaVu Sans'" style:font-adornments="Book" style:font-family-generic="swiss" style:font-pitch="variable"/>
    <style:font-face style:name="Droid Sans Mono" svg:font-family="'Droid Sans Mono'" style:font-adornments="Normal" style:font-family-generic="modern" style:font-pitch="variable"/>
    <style:font-face style:name="Helvetica LT Std" svg:font-family="'Helvetica LT Std'" style:font-family-generic="swiss" style:font-pitch="variable"/>
    <style:font-face style:name="Helvetica LT Std1" svg:font-family="'Helvetica LT Std'" style:font-family-generic="system" style:font-pitch="variable"/>
    <style:font-face style:name="Helvetica LT Std2" svg:font-family="'Helvetica LT Std'" style:font-adornments="Book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6" style:family="table" style:master-page-name="">
      <style:table-properties style:width="18.408cm" fo:margin-left="0cm" fo:margin-right="0.058cm" style:page-number="auto" fo:break-before="column" table:align="margins"/>
    </style:style>
    <style:style style:name="Tableau6.A" style:family="table-column">
      <style:table-column-properties style:column-width="4.598cm" style:rel-column-width="2607*"/>
    </style:style>
    <style:style style:name="Tableau6.B" style:family="table-column">
      <style:table-column-properties style:column-width="5.092cm" style:rel-column-width="2887*"/>
    </style:style>
    <style:style style:name="Tableau6.C" style:family="table-column">
      <style:table-column-properties style:column-width="3.799cm" style:rel-column-width="2154*"/>
    </style:style>
    <style:style style:name="Tableau6.D" style:family="table-column">
      <style:table-column-properties style:column-width="4.918cm" style:rel-column-width="2788*"/>
    </style:style>
    <style:style style:name="Tableau6.A1" style:family="table-cell">
      <style:table-cell-properties fo:padding="0cm" fo:border="none"/>
    </style:style>
    <style:style style:name="Tableau6.A3" style:family="table-cell">
      <style:table-cell-properties fo:background-color="transparent" fo:padding="0cm" fo:border="none">
        <style:background-image/>
      </style:table-cell-properties>
    </style:style>
    <style:style style:name="Tableau6.B5" style:family="table-cell">
      <style:table-cell-properties fo:padding="0.049cm" fo:border-left="none" fo:border-right="none" fo:border-top="none" fo:border-bottom="0.05pt solid #808080"/>
    </style:style>
    <style:style style:name="Tableau6.B6" style:family="table-cell">
      <style:table-cell-properties fo:padding="0.049cm" fo:border-left="none" fo:border-right="none" fo:border-top="none" fo:border-bottom="0.05pt solid #808080"/>
    </style:style>
    <style:style style:name="Tableau6.B7" style:family="table-cell">
      <style:table-cell-properties fo:padding="0.049cm" fo:border-left="none" fo:border-right="none" fo:border-top="none" fo:border-bottom="0.05pt solid #808080"/>
    </style:style>
    <style:style style:name="Tableau6.B8" style:family="table-cell">
      <style:table-cell-properties fo:padding="0.049cm" fo:border-left="none" fo:border-right="none" fo:border-top="none" fo:border-bottom="0.05pt solid #808080"/>
    </style:style>
    <style:style style:name="Tableau6.B9" style:family="table-cell">
      <style:table-cell-properties fo:padding="0.049cm" fo:border="none"/>
    </style:style>
    <style:style style:name="Tableau6.12" style:family="table-row">
      <style:table-row-properties style:min-row-height="0.582cm"/>
    </style:style>
    <style:style style:name="Tableau6.B12" style:family="table-cell">
      <style:table-cell-properties fo:padding="0.049cm" fo:border-left="none" fo:border-right="none" fo:border-top="none" fo:border-bottom="0.05pt solid #808080"/>
    </style:style>
    <style:style style:name="Tableau6.B13" style:family="table-cell">
      <style:table-cell-properties fo:padding="0.049cm" fo:border-left="none" fo:border-right="none" fo:border-top="none" fo:border-bottom="0.05pt solid #808080"/>
    </style:style>
    <style:style style:name="Tableau6.B14" style:family="table-cell">
      <style:table-cell-properties fo:padding="0.049cm" fo:border-left="none" fo:border-right="none" fo:border-top="none" fo:border-bottom="0.05pt solid #808080"/>
    </style:style>
    <style:style style:name="Tableau6.B15" style:family="table-cell">
      <style:table-cell-properties fo:padding="0.049cm" fo:border="none"/>
    </style:style>
    <style:style style:name="Tableau6.30" style:family="table-row">
      <style:table-row-properties style:min-row-height="2.325cm"/>
    </style:style>
    <style:style style:name="Tableau1" style:family="table">
      <style:table-properties style:width="13.711cm" table:align="margins"/>
    </style:style>
    <style:style style:name="Tableau1.A" style:family="table-column">
      <style:table-column-properties style:column-width="7.807cm" style:rel-column-width="37312*"/>
    </style:style>
    <style:style style:name="Tableau1.B" style:family="table-column">
      <style:table-column-properties style:column-width="5.904cm" style:rel-column-width="28223*"/>
    </style:style>
    <style:style style:name="Tableau1.A1" style:family="table-cell">
      <style:table-cell-properties style:writing-mode="page"/>
    </style:style>
    <style:style style:name="Tableau1" style:family="table">
      <style:table-properties style:width="13.711cm" table:align="margins"/>
    </style:style>
    <style:style style:name="Tableau1.A" style:family="table-column">
      <style:table-column-properties style:column-width="7.807cm" style:rel-column-width="37312*"/>
    </style:style>
    <style:style style:name="Tableau1.B" style:family="table-column">
      <style:table-column-properties style:column-width="5.904cm" style:rel-column-width="28223*"/>
    </style:style>
    <style:style style:name="Tableau1.A1" style:family="table-cell">
      <style:table-cell-properties style:writing-mode="page"/>
    </style:style>
    <style:style style:name="P1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Helvetica LT Std" fo:font-size="17pt" fo:font-style="normal" officeooo:rsid="00f2f6e0" officeooo:paragraph-rsid="01858bab" style:font-size-asian="17pt" style:font-style-asian="normal" style:font-size-complex="17pt" style:font-style-complex="normal"/>
    </style:style>
    <style:style style:name="P2" style:family="paragraph" style:parent-style-name="Table_20_Contents">
      <style:paragraph-properties fo:margin-top="0.109cm" fo:margin-bottom="0cm" style:contextual-spacing="false" fo:line-height="115%" fo:text-align="start" style:justify-single-word="false" style:writing-mode="page"/>
      <style:text-properties style:font-name="Helvetica LT Std" fo:font-size="11pt" officeooo:paragraph-rsid="01858bab" style:font-size-asian="10.5pt" style:font-size-complex="14pt"/>
    </style:style>
    <style:style style:name="P3" style:family="paragraph" style:parent-style-name="Table_20_Contents">
      <loext:graphic-properties draw:fill-gradient-name="gradient" draw:fill-hatch-name="hatch"/>
      <style:paragraph-properties fo:margin-top="0.109cm" fo:margin-bottom="0.3cm" style:contextual-spacing="false" fo:line-height="115%" fo:text-align="start" style:justify-single-word="false" style:writing-mode="page"/>
      <style:text-properties style:font-name="Helvetica LT Std" fo:font-size="11pt" officeooo:paragraph-rsid="01858bab" style:font-size-asian="10.5pt" style:font-size-complex="14pt"/>
    </style:style>
    <style:style style:name="P4" style:family="paragraph" style:parent-style-name="Table_20_Contents">
      <style:paragraph-properties fo:margin-top="0.109cm" fo:margin-bottom="0cm" style:contextual-spacing="false" fo:line-height="115%" fo:text-align="start" style:justify-single-word="false" style:writing-mode="page"/>
      <style:text-properties style:font-name="Helvetica LT Std" fo:font-size="11pt" officeooo:rsid="00e0c18b" officeooo:paragraph-rsid="01858bab" style:font-size-asian="10.5pt" style:font-size-complex="14pt"/>
    </style:style>
    <style:style style:name="P5" style:family="paragraph" style:parent-style-name="Table_20_Contents">
      <loext:graphic-properties draw:fill="none" draw:fill-hatch-name="hatch"/>
      <style:paragraph-properties fo:margin-left="0.101cm" fo:margin-right="0.101cm" fo:margin-top="0.055cm" fo:margin-bottom="0.109cm" style:contextual-spacing="false" fo:line-height="100%" fo:text-align="end" style:justify-single-word="false" fo:text-indent="0cm" style:auto-text-indent="false" fo:background-color="transparent" style:shadow="none" text:number-lines="false" text:line-number="0" style:writing-mode="lr-tb">
        <style:tab-stops/>
      </style:paragraph-properties>
      <style:text-properties style:font-name="Helvetica LT Std" fo:font-size="11pt" officeooo:rsid="01185d22" officeooo:paragraph-rsid="01858bab" style:font-size-asian="10.5pt" style:font-size-complex="14pt"/>
    </style:style>
    <style:style style:name="P6" style:family="paragraph" style:parent-style-name="Table_20_Contents">
      <style:paragraph-properties fo:margin-top="0.109cm" fo:margin-bottom="0cm" style:contextual-spacing="false" fo:text-align="start" style:justify-single-word="false"/>
      <style:text-properties style:font-name="Helvetica LT Std" fo:font-size="11pt" fo:font-weight="normal" officeooo:rsid="00d1d894" officeooo:paragraph-rsid="01858bab" style:font-size-asian="10.5pt" style:font-weight-asian="normal" style:font-size-complex="14pt" style:font-weight-complex="normal"/>
    </style:style>
    <style:style style:name="P7" style:family="paragraph" style:parent-style-name="Table_20_Contents">
      <style:paragraph-properties fo:line-height="115%"/>
      <style:text-properties style:font-name="Helvetica LT Std" fo:font-size="11pt" fo:font-weight="normal" officeooo:paragraph-rsid="01858bab" style:font-size-asian="10.5pt" style:font-weight-asian="normal" style:font-size-complex="14pt" style:font-weight-complex="normal"/>
    </style:style>
    <style:style style:name="P8" style:family="paragraph" style:parent-style-name="Table_20_Contents">
      <style:paragraph-properties fo:margin-top="0.127cm" fo:margin-bottom="0.127cm" style:contextual-spacing="false" fo:line-height="115%"/>
      <style:text-properties style:font-name="Helvetica LT Std" fo:font-size="11pt" fo:font-weight="normal" officeooo:rsid="011ff175" officeooo:paragraph-rsid="01858bab" style:font-size-asian="10.5pt" style:font-weight-asian="normal" style:font-size-complex="14pt" style:font-weight-complex="normal"/>
    </style:style>
    <style:style style:name="P9" style:family="paragraph" style:parent-style-name="Table_20_Contents">
      <loext:graphic-properties draw:fill-gradient-name="gradient" draw:fill-hatch-name="hatch"/>
      <style:paragraph-properties fo:margin-top="0.131cm" fo:margin-bottom="0.3cm" style:contextual-spacing="false" fo:line-height="115%" fo:text-align="start" style:justify-single-word="false"/>
      <style:text-properties style:font-name="Helvetica LT Std" fo:font-size="11pt" fo:font-weight="normal" officeooo:rsid="00d1d894" officeooo:paragraph-rsid="018d4f5f" style:font-size-asian="10.5pt" style:font-weight-asian="normal" style:font-size-complex="7pt" style:font-weight-complex="normal"/>
    </style:style>
    <style:style style:name="P10" style:family="paragraph" style:parent-style-name="Table_20_Contents">
      <loext:graphic-properties draw:fill-gradient-name="gradient" draw:fill-hatch-name="hatch"/>
      <style:paragraph-properties fo:margin-top="0.131cm" fo:margin-bottom="0.3cm" style:contextual-spacing="false" fo:line-height="115%" fo:text-align="end" style:justify-single-word="false"/>
      <style:text-properties style:font-name="Helvetica LT Std" fo:font-size="11pt" fo:font-weight="normal" officeooo:rsid="00d1d894" officeooo:paragraph-rsid="018d4f5f" style:font-size-asian="10.5pt" style:font-weight-asian="normal" style:font-size-complex="7pt" style:font-weight-complex="normal"/>
    </style:style>
    <style:style style:name="P11" style:family="paragraph" style:parent-style-name="Table_20_Contents">
      <style:paragraph-properties fo:margin-top="0.109cm" fo:margin-bottom="0cm" style:contextual-spacing="false" fo:text-align="start" style:justify-single-word="false"/>
      <style:text-properties style:font-name="Helvetica LT Std" fo:font-size="11pt" fo:font-weight="bold" officeooo:rsid="00cbba0f" officeooo:paragraph-rsid="01858bab" style:font-size-asian="10.5pt" style:font-weight-asian="bold" style:font-size-complex="14pt" style:font-weight-complex="bold"/>
    </style:style>
    <style:style style:name="P12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Helvetica LT Std" fo:font-size="18pt" fo:font-style="normal" officeooo:rsid="00caa4eb" officeooo:paragraph-rsid="018b6247" style:font-size-asian="14pt" style:font-style-asian="normal" style:font-size-complex="14pt" style:font-style-complex="normal"/>
    </style:style>
    <style:style style:name="P13" style:family="paragraph" style:parent-style-name="Table_20_Contents">
      <loext:graphic-properties draw:fill-hatch-name="hatch"/>
      <style:paragraph-properties fo:margin-top="0.055cm" fo:margin-bottom="0.109cm" style:contextual-spacing="false" fo:line-height="115%" fo:text-align="end" style:justify-single-word="false" style:writing-mode="page"/>
      <style:text-properties fo:color="#666666" loext:opacity="100%" style:font-name="Helvetica LT Std" fo:font-size="11pt" fo:font-weight="normal" officeooo:rsid="00cb191a" officeooo:paragraph-rsid="01858bab" style:font-size-asian="10.5pt" style:font-weight-asian="normal" style:font-size-complex="14pt" style:font-weight-complex="normal"/>
    </style:style>
    <style:style style:name="P14" style:family="paragraph" style:parent-style-name="Table_20_Contents">
      <loext:graphic-properties draw:fill-hatch-name="hatch"/>
      <style:paragraph-properties fo:margin-left="0.131cm" fo:margin-right="0.131cm" fo:margin-top="0.055cm" fo:margin-bottom="0.109cm" style:contextual-spacing="false" fo:line-height="115%" fo:text-align="end" style:justify-single-word="false" fo:text-indent="0cm" style:auto-text-indent="false"/>
      <style:text-properties fo:color="#666666" loext:opacity="100%" style:font-name="Helvetica LT Std" fo:font-size="11pt" style:text-underline-style="none" fo:font-weight="normal" officeooo:paragraph-rsid="01858bab" style:font-name-asian="Microsoft YaHei" style:font-size-asian="11.8999996185303pt" style:font-weight-asian="normal" style:font-name-complex="Mangal1" style:font-size-complex="11.8999996185303pt" style:font-weight-complex="normal"/>
    </style:style>
    <style:style style:name="P15" style:family="paragraph" style:parent-style-name="Heading">
      <style:paragraph-properties fo:margin-top="0cm" fo:margin-bottom="0cm" style:contextual-spacing="false" fo:line-height="115%" fo:text-align="start" style:justify-single-word="false" fo:padding="0cm" fo:border="none" style:shadow="none" fo:keep-with-next="always" style:writing-mode="page" style:join-border="true"/>
      <style:text-properties fo:color="#808080" loext:opacity="100%" style:font-name="Helvetica LT Std" fo:font-size="12pt" fo:font-weight="normal" officeooo:paragraph-rsid="01858bab" style:font-name-asian="Microsoft YaHei" style:font-size-asian="12pt" style:font-name-complex="Mangal1" style:font-size-complex="12pt"/>
    </style:style>
    <style:style style:name="P16" style:family="paragraph" style:parent-style-name="Table_20_Contents">
      <loext:graphic-properties draw:fill-hatch-name="hatch"/>
      <style:paragraph-properties fo:margin-left="0.131cm" fo:margin-right="0.101cm" fo:margin-top="0.055cm" fo:margin-bottom="0.109cm" style:contextual-spacing="false" fo:line-height="115%" fo:text-align="end" style:justify-single-word="false" fo:text-indent="0cm" style:auto-text-indent="false" style:writing-mode="page"/>
      <style:text-properties fo:color="#808080" loext:opacity="100%" style:font-name="Helvetica LT Std" fo:font-size="11pt" fo:font-weight="normal" officeooo:rsid="00cb191a" officeooo:paragraph-rsid="01858bab" style:font-size-asian="10.5pt" style:font-weight-asian="normal" style:font-size-complex="14pt" style:font-weight-complex="normal"/>
    </style:style>
    <style:style style:name="P17" style:family="paragraph" style:parent-style-name="Table_20_Contents">
      <loext:graphic-properties draw:fill-hatch-name="hatch"/>
      <style:paragraph-properties fo:margin-left="0cm" fo:margin-right="0.101cm" fo:margin-top="0.055cm" fo:margin-bottom="0.109cm" style:contextual-spacing="false" fo:line-height="115%" fo:text-align="end" style:justify-single-word="false" fo:text-indent="0cm" style:auto-text-indent="false" style:writing-mode="page"/>
      <style:text-properties fo:color="#808080" loext:opacity="100%" style:font-name="Helvetica LT Std" fo:font-size="11pt" fo:font-weight="normal" officeooo:rsid="00b96422" officeooo:paragraph-rsid="01858bab" style:font-size-asian="10.5pt" style:font-weight-asian="normal" style:font-size-complex="14pt" style:font-weight-complex="normal"/>
    </style:style>
    <style:style style:name="P18" style:family="paragraph" style:parent-style-name="Table_20_Contents">
      <style:paragraph-properties fo:margin-top="0.109cm" fo:margin-bottom="0cm" style:contextual-spacing="false" fo:line-height="115%" fo:text-align="start" style:justify-single-word="false" style:writing-mode="page"/>
      <style:text-properties fo:color="#000000" loext:opacity="100%" style:font-name="Helvetica LT Std" fo:font-size="11pt" fo:font-weight="bold" officeooo:rsid="00ef68d3" officeooo:paragraph-rsid="01858bab" style:font-size-asian="10.5pt" style:font-weight-asian="bold" style:font-size-complex="14pt" style:font-weight-complex="bold"/>
    </style:style>
    <style:style style:name="P19" style:family="paragraph" style:parent-style-name="Table_20_Contents">
      <style:paragraph-properties fo:margin-top="0.109cm" fo:margin-bottom="0cm" style:contextual-spacing="false" fo:line-height="115%" fo:text-align="start" style:justify-single-word="false" style:writing-mode="page"/>
      <style:text-properties fo:color="#000000" loext:opacity="100%" style:font-name="Helvetica LT Std" fo:font-size="11pt" fo:font-weight="bold" officeooo:rsid="00d2a953" officeooo:paragraph-rsid="01858bab" style:font-size-asian="10.5pt" style:font-weight-asian="bold" style:font-size-complex="14pt" style:font-weight-complex="bold"/>
    </style:style>
    <style:style style:name="P20" style:family="paragraph" style:parent-style-name="Table_20_Contents">
      <style:paragraph-properties fo:margin-top="0.109cm" fo:margin-bottom="0cm" style:contextual-spacing="false" fo:line-height="115%" fo:text-align="start" style:justify-single-word="false" style:writing-mode="page"/>
      <style:text-properties fo:color="#000000" loext:opacity="100%" style:font-name="Helvetica LT Std" fo:font-size="11pt" fo:font-weight="normal" officeooo:rsid="00caa4eb" officeooo:paragraph-rsid="01858bab" style:font-size-asian="10.5pt" style:font-weight-asian="normal" style:font-size-complex="14pt" style:font-weight-complex="normal"/>
    </style:style>
    <style:style style:name="P21" style:family="paragraph" style:parent-style-name="Table_20_Contents">
      <loext:graphic-properties draw:fill-gradient-name="gradient" draw:fill-hatch-name="hatch"/>
      <style:paragraph-properties fo:margin-top="0.131cm" fo:margin-bottom="0.3cm" style:contextual-spacing="false" fo:line-height="115%" fo:text-align="start" style:justify-single-word="false"/>
      <style:text-properties fo:color="#000000" loext:opacity="100%" style:font-name="Helvetica LT Std" fo:font-size="11pt" style:text-underline-style="none" fo:font-weight="bold" officeooo:paragraph-rsid="01858bab" style:font-name-asian="Microsoft YaHei" style:font-size-asian="10.5pt" style:font-weight-asian="bold" style:font-name-complex="Mangal1" style:font-size-complex="6pt" style:font-weight-complex="bold"/>
    </style:style>
    <style:style style:name="P22" style:family="paragraph" style:parent-style-name="Standard">
      <style:paragraph-properties fo:margin-top="0cm" fo:margin-bottom="0cm" style:contextual-spacing="false" fo:line-height="115%" fo:text-align="end" style:justify-single-word="false" fo:padding="0cm" fo:border="none" style:shadow="none" style:writing-mode="page" style:join-border="true"/>
      <style:text-properties fo:color="#000000" loext:opacity="100%" style:font-name="Helvetica LT Std" fo:font-size="17pt" fo:font-weight="bold" officeooo:paragraph-rsid="01858bab" style:font-name-asian="Microsoft YaHei" style:font-size-asian="15pt" style:font-weight-asian="bold" style:font-name-complex="Mangal1" style:font-size-complex="15pt" style:font-weight-complex="bold"/>
    </style:style>
    <style:style style:name="P23" style:family="paragraph" style:parent-style-name="Text_20_body">
      <style:paragraph-properties fo:margin-left="0.3cm" fo:margin-right="0cm" fo:margin-top="0cm" fo:margin-bottom="0cm" style:contextual-spacing="false" fo:line-height="115%" fo:text-align="end" style:justify-single-word="false" fo:text-indent="0cm" style:auto-text-indent="false" fo:padding="0cm" fo:border="none" style:shadow="none" style:writing-mode="page" style:join-border="true"/>
      <style:text-properties fo:color="#000000" loext:opacity="100%" style:font-name="Helvetica LT Std" fo:font-size="12pt" fo:font-weight="normal" officeooo:paragraph-rsid="01858bab" style:font-name-asian="Microsoft YaHei" style:font-size-asian="10pt" style:font-weight-asian="normal" style:font-name-complex="Mangal1" style:font-size-complex="10pt" style:font-weight-complex="normal"/>
    </style:style>
    <style:style style:name="P24" style:family="paragraph" style:parent-style-name="Standard">
      <style:paragraph-properties fo:margin-top="0cm" fo:margin-bottom="0cm" style:contextual-spacing="false" fo:line-height="115%" fo:text-align="end" style:justify-single-word="false" fo:padding="0cm" fo:border="none" style:shadow="none" style:writing-mode="page" style:join-border="true"/>
      <style:text-properties fo:color="#000000" loext:opacity="100%" style:font-name="Helvetica LT Std" fo:font-size="12pt" fo:font-weight="normal" officeooo:rsid="01858bab" officeooo:paragraph-rsid="01858bab" style:font-name-asian="Microsoft YaHei" style:font-size-asian="10pt" style:font-weight-asian="normal" style:font-name-complex="Mangal1" style:font-size-complex="10pt" style:font-weight-complex="normal"/>
    </style:style>
    <style:style style:name="P25" style:family="paragraph" style:parent-style-name="Standard">
      <loext:graphic-properties draw:fill-gradient-name="gradient" draw:fill-hatch-name="hatch"/>
      <style:paragraph-properties fo:margin-top="0cm" fo:margin-bottom="0.199cm" style:contextual-spacing="false"/>
      <style:text-properties fo:font-size="8pt" officeooo:paragraph-rsid="01858bab" style:font-size-asian="5.25pt" style:font-size-complex="6pt"/>
    </style:style>
    <style:style style:name="P26" style:family="paragraph" style:parent-style-name="Standard">
      <style:text-properties officeooo:paragraph-rsid="01858bab"/>
    </style:style>
    <style:style style:name="P27" style:family="paragraph" style:parent-style-name="Heading_20_2">
      <style:paragraph-properties fo:margin-left="0.101cm" fo:margin-right="0cm" fo:margin-top="0.127cm" fo:margin-bottom="0.127cm" style:contextual-spacing="false" fo:line-height="100%" fo:text-align="start" style:justify-single-word="false" fo:text-indent="0cm" style:auto-text-indent="false" fo:padding="0.127cm" fo:border-left="none" fo:border-right="none" fo:border-top="none" fo:border-bottom="0.06pt solid #000000" style:shadow="none" fo:keep-with-next="always" style:writing-mode="page" style:join-border="false">
        <style:tab-stops/>
      </style:paragraph-properties>
      <style:text-properties fo:color="#4c4c4c" loext:opacity="100%" fo:font-size="12pt" fo:font-style="normal" fo:font-weight="normal" officeooo:rsid="00d2a953" officeooo:paragraph-rsid="018b6247" style:font-name-asian="Microsoft YaHei" style:font-size-asian="14pt" style:font-style-asian="italic" style:font-weight-asian="bold" style:font-name-complex="Mangal1" style:font-size-complex="14pt" style:font-style-complex="italic" style:font-weight-complex="bold"/>
    </style:style>
    <style:style style:name="P28" style:family="paragraph" style:parent-style-name="Heading_20_2">
      <style:paragraph-properties fo:margin-left="0.101cm" fo:margin-right="0cm" fo:margin-top="0.127cm" fo:margin-bottom="0.127cm" style:contextual-spacing="false" fo:line-height="100%" fo:text-align="start" style:justify-single-word="false" fo:text-indent="0cm" style:auto-text-indent="false" fo:padding="0.127cm" fo:border-left="none" fo:border-right="none" fo:border-top="none" fo:border-bottom="0.06pt solid #000000" style:shadow="none" fo:keep-with-next="always" style:writing-mode="page" style:join-border="false">
        <style:tab-stops/>
      </style:paragraph-properties>
      <style:text-properties fo:color="#4c4c4c" loext:opacity="100%" fo:font-size="12pt" fo:font-style="normal" fo:font-weight="normal" officeooo:rsid="00d2a953" officeooo:paragraph-rsid="01899a61" style:font-name-asian="Microsoft YaHei" style:font-size-asian="14pt" style:font-style-asian="italic" style:font-weight-asian="bold" style:font-name-complex="Mangal1" style:font-size-complex="14pt" style:font-style-complex="italic" style:font-weight-complex="bold"/>
    </style:style>
    <style:style style:name="P29" style:family="paragraph" style:parent-style-name="Heading_20_2">
      <style:paragraph-properties fo:margin-left="0.101cm" fo:margin-right="0cm" fo:margin-top="0.127cm" fo:margin-bottom="0.127cm" style:contextual-spacing="false" fo:line-height="100%" fo:text-align="start" style:justify-single-word="false" fo:text-indent="0cm" style:auto-text-indent="false" fo:padding="0.127cm" fo:border-left="none" fo:border-right="none" fo:border-top="none" fo:border-bottom="0.06pt solid #000000" style:shadow="none" fo:keep-with-next="always" style:writing-mode="page" style:join-border="false">
        <style:tab-stops/>
      </style:paragraph-properties>
      <style:text-properties fo:color="#4c4c4c" loext:opacity="100%" fo:font-size="12pt" fo:font-style="normal" fo:font-weight="normal" officeooo:rsid="00d2a953" officeooo:paragraph-rsid="01858bab" style:font-name-asian="Microsoft YaHei" style:font-size-asian="14pt" style:font-style-asian="italic" style:font-weight-asian="bold" style:font-name-complex="Mangal1" style:font-size-complex="14pt" style:font-style-complex="italic" style:font-weight-complex="bold"/>
    </style:style>
    <style:style style:name="P30" style:family="paragraph" style:parent-style-name="Heading_20_2">
      <style:paragraph-properties fo:margin-left="0.101cm" fo:margin-right="0cm" fo:margin-top="0.127cm" fo:margin-bottom="0.127cm" style:contextual-spacing="false" fo:line-height="100%" fo:text-align="start" style:justify-single-word="false" fo:text-indent="0cm" style:auto-text-indent="false" fo:padding="0.127cm" fo:border-left="none" fo:border-right="none" fo:border-top="none" fo:border-bottom="0.06pt solid #000000" style:shadow="none" fo:keep-with-next="always" style:writing-mode="page" style:join-border="false">
        <style:tab-stops/>
      </style:paragraph-properties>
      <style:text-properties fo:color="#4c4c4c" loext:opacity="100%" fo:font-size="12pt" fo:font-style="normal" fo:font-weight="normal" officeooo:paragraph-rsid="01858bab" style:font-name-asian="Microsoft YaHei" style:font-size-asian="14pt" style:font-style-asian="italic" style:font-weight-asian="bold" style:font-name-complex="Mangal1" style:font-size-complex="14pt" style:font-style-complex="italic" style:font-weight-complex="bold"/>
    </style:style>
    <style:style style:name="P31" style:family="paragraph" style:parent-style-name="Heading_20_2">
      <style:paragraph-properties fo:margin-left="0.127cm" fo:margin-right="0.127cm" fo:margin-top="0.127cm" fo:margin-bottom="0.127cm" style:contextual-spacing="false" fo:line-height="100%" fo:text-indent="0cm" style:auto-text-indent="false" fo:padding="0.127cm" fo:border-left="none" fo:border-right="none" fo:border-top="none" fo:border-bottom="0.06pt solid #000000" style:shadow="none" fo:keep-with-next="always" style:join-border="false">
        <style:tab-stops/>
      </style:paragraph-properties>
      <style:text-properties style:font-name="Helvetica LT Std" fo:font-size="12pt" officeooo:paragraph-rsid="01858bab" style:font-size-asian="14pt" style:font-size-complex="14pt"/>
    </style:style>
    <style:style style:name="P32" style:family="paragraph" style:parent-style-name="Heading_20_3">
      <style:paragraph-properties fo:margin-left="0.127cm" fo:margin-right="0.127cm" fo:margin-top="0.101cm" fo:margin-bottom="0cm" style:contextual-spacing="false" fo:line-height="115%" fo:text-indent="0cm" style:auto-text-indent="false" fo:padding="0cm" fo:border="none" style:shadow="none" fo:keep-with-next="always" style:writing-mode="page" style:join-border="false">
        <style:tab-stops/>
      </style:paragraph-properties>
      <style:text-properties fo:color="#b3b3b3" loext:opacity="100%" style:font-name="Helvetica LT Std" fo:font-size="10pt" fo:font-weight="normal" officeooo:rsid="00d2a953" officeooo:paragraph-rsid="01858bab" style:font-name-asian="Microsoft YaHei" style:font-size-asian="8.75pt" style:font-weight-asian="bold" style:font-name-complex="Mangal1" style:font-size-complex="10pt" style:font-weight-complex="bold"/>
    </style:style>
    <style:style style:name="P33" style:family="paragraph" style:parent-style-name="Heading_20_3">
      <style:paragraph-properties fo:margin-left="0.127cm" fo:margin-right="0.127cm" fo:margin-top="0.101cm" fo:margin-bottom="0cm" style:contextual-spacing="false" fo:line-height="115%" fo:text-align="start" style:justify-single-word="false" fo:text-indent="0cm" style:auto-text-indent="false" fo:padding="0cm" fo:border="none" style:shadow="none" fo:keep-with-next="always" style:writing-mode="page" style:join-border="false">
        <style:tab-stops/>
      </style:paragraph-properties>
      <style:text-properties fo:color="#b3b3b3" loext:opacity="100%" style:font-name="Helvetica LT Std" fo:font-size="10pt" fo:font-style="normal" fo:font-weight="normal" officeooo:rsid="00d2a953" officeooo:paragraph-rsid="01858bab" style:font-name-asian="Microsoft YaHei" style:font-size-asian="8.75pt" style:font-style-asian="italic" style:font-weight-asian="bold" style:font-name-complex="Mangal1" style:font-size-complex="10pt" style:font-style-complex="italic" style:font-weight-complex="bold"/>
    </style:style>
    <style:style style:name="P34" style:family="paragraph" style:parent-style-name="Heading_20_3">
      <loext:graphic-properties draw:fill-gradient-name="gradient" draw:fill-hatch-name="hatch"/>
      <style:paragraph-properties fo:margin-left="0.127cm" fo:margin-right="0.127cm" fo:margin-top="0.101cm" fo:margin-bottom="0cm" style:contextual-spacing="false" fo:line-height="115%" fo:text-align="start" style:justify-single-word="false" fo:text-indent="0cm" style:auto-text-indent="false" fo:padding="0cm" fo:border="none" style:shadow="none" fo:keep-with-next="always" style:writing-mode="page" style:join-border="false">
        <style:tab-stops/>
      </style:paragraph-properties>
      <style:text-properties fo:color="#b3b3b3" loext:opacity="100%" style:font-name="Helvetica LT Std" fo:font-size="10pt" fo:font-style="normal" fo:font-weight="normal" officeooo:rsid="00d2a953" officeooo:paragraph-rsid="01858bab" style:font-name-asian="Microsoft YaHei" style:font-size-asian="8.75pt" style:font-style-asian="italic" style:font-weight-asian="bold" style:font-name-complex="Mangal1" style:font-size-complex="10pt" style:font-style-complex="italic" style:font-weight-complex="bold"/>
    </style:style>
    <style:style style:name="P35" style:family="paragraph" style:parent-style-name="Heading_20_3">
      <style:paragraph-properties fo:margin-left="0.127cm" fo:margin-right="0.127cm" fo:line-height="115%" fo:text-align="end" style:justify-single-word="false" fo:text-indent="0cm" style:auto-text-indent="false" fo:padding="0cm" fo:border="none" style:shadow="none" fo:keep-with-next="always" style:writing-mode="page" style:join-border="false">
        <style:tab-stops/>
      </style:paragraph-properties>
      <style:text-properties fo:color="#b3b3b3" loext:opacity="100%" style:font-name="Helvetica LT Std" fo:font-size="12pt" officeooo:rsid="00e2873f" officeooo:paragraph-rsid="01858bab" style:font-size-asian="14pt" style:font-size-complex="14pt"/>
    </style:style>
    <style:style style:name="P36" style:family="paragraph" style:parent-style-name="Heading_20_3">
      <style:text-properties fo:color="#b3b3b3" loext:opacity="100%" style:font-name="Helvetica LT Std" fo:font-size="12pt" fo:font-weight="normal" officeooo:rsid="00cbba0f" officeooo:paragraph-rsid="01858bab" style:font-name-asian="Microsoft YaHei" style:font-size-asian="14pt" style:font-weight-asian="bold" style:font-name-complex="Mangal1" style:font-size-complex="14pt" style:font-weight-complex="bold"/>
    </style:style>
    <style:style style:name="P37" style:family="paragraph" style:parent-style-name="Heading_20_3">
      <style:paragraph-properties fo:margin-top="0.127cm" fo:margin-bottom="0.127cm" style:contextual-spacing="false" fo:line-height="100%" fo:text-align="end" style:justify-single-word="false" fo:padding="0cm" fo:border="none" style:shadow="none" fo:keep-with-next="always" style:join-border="false">
        <style:tab-stops/>
      </style:paragraph-properties>
      <style:text-properties fo:color="#b3b3b3" loext:opacity="100%" style:font-name="Helvetica LT Std" fo:font-size="12pt" fo:font-weight="normal" officeooo:rsid="0187919a" officeooo:paragraph-rsid="0187919a" style:font-name-asian="Microsoft YaHei" style:font-size-asian="14pt" style:font-weight-asian="bold" style:font-name-complex="Mangal1" style:font-size-complex="14pt" style:font-weight-complex="bold"/>
    </style:style>
    <style:style style:name="P38" style:family="paragraph" style:parent-style-name="Heading_20_3">
      <style:text-properties style:font-name="Helvetica LT Std" fo:font-size="12pt" officeooo:rsid="00ef68d3" officeooo:paragraph-rsid="01858bab" style:font-size-asian="14pt" style:font-size-complex="14pt"/>
    </style:style>
    <style:style style:name="P39" style:family="paragraph" style:parent-style-name="Heading_20_3">
      <style:text-properties style:font-name="Helvetica LT Std" fo:font-size="12pt" officeooo:rsid="00d2a953" officeooo:paragraph-rsid="01858bab" style:font-size-asian="14pt" style:font-size-complex="14pt"/>
    </style:style>
    <style:style style:name="P40" style:family="paragraph" style:parent-style-name="Heading_20_3">
      <style:text-properties style:font-name="Helvetica LT Std" fo:font-size="12pt" officeooo:rsid="00caa4eb" officeooo:paragraph-rsid="01858bab" style:font-size-asian="14pt" style:font-size-complex="14pt"/>
    </style:style>
    <style:style style:name="P41" style:family="paragraph" style:parent-style-name="Heading_20_3">
      <style:text-properties style:font-name="Helvetica LT Std" fo:font-size="12pt" officeooo:rsid="00cb191a" officeooo:paragraph-rsid="01858bab" style:font-size-asian="14pt" style:font-size-complex="14pt"/>
    </style:style>
    <style:style style:name="P42" style:family="paragraph" style:parent-style-name="Heading_20_3">
      <style:text-properties style:font-name="Helvetica LT Std" fo:font-size="12pt" officeooo:paragraph-rsid="01858bab" style:font-size-asian="14pt" style:font-size-complex="14pt"/>
    </style:style>
    <style:style style:name="P43" style:family="paragraph" style:parent-style-name="Heading_20_3">
      <style:paragraph-properties fo:margin-left="0.127cm" fo:margin-right="0.127cm" fo:line-height="115%" fo:text-align="end" style:justify-single-word="false" fo:text-indent="0cm" style:auto-text-indent="false" fo:padding="0cm" fo:border="none" style:shadow="none" fo:keep-with-next="always" style:writing-mode="page" style:join-border="false">
        <style:tab-stops/>
      </style:paragraph-properties>
      <style:text-properties style:font-name="Helvetica LT Std" fo:font-size="12pt" officeooo:rsid="00e0c18b" officeooo:paragraph-rsid="018dfae5" style:font-size-asian="14pt" style:font-size-complex="14pt"/>
    </style:style>
    <style:style style:name="P44" style:family="paragraph" style:parent-style-name="Heading_20_3">
      <style:paragraph-properties fo:margin-left="0.127cm" fo:margin-right="0.127cm" fo:line-height="115%" fo:text-align="end" style:justify-single-word="false" fo:text-indent="0cm" style:auto-text-indent="false" fo:padding="0cm" fo:border="none" style:shadow="none" style:writing-mode="page" style:join-border="false">
        <style:tab-stops/>
      </style:paragraph-properties>
      <style:text-properties style:font-name="Helvetica LT Std" fo:font-size="12pt" officeooo:rsid="00e0c18b" officeooo:paragraph-rsid="018dfae5" style:font-size-asian="14pt" style:font-size-complex="14pt"/>
    </style:style>
    <style:style style:name="P45" style:family="paragraph" style:parent-style-name="Heading_20_3">
      <style:text-properties style:font-name="Helvetica LT Std" fo:font-size="12pt" officeooo:rsid="00c2d9f5" officeooo:paragraph-rsid="01858bab" style:font-size-asian="14pt" style:font-size-complex="14pt"/>
    </style:style>
    <style:style style:name="P46" style:family="paragraph" style:parent-style-name="Heading_20_4">
      <style:paragraph-properties fo:margin-left="0.3cm" fo:margin-right="0.101cm" fo:line-height="115%" fo:text-align="start" style:justify-single-word="false" fo:text-indent="0cm" style:auto-text-indent="false" fo:padding="0cm" fo:border="none" style:shadow="none" style:writing-mode="page" style:join-border="false">
        <style:tab-stops>
          <style:tab-stop style:position="0.37cm"/>
        </style:tab-stops>
      </style:paragraph-properties>
      <style:text-properties fo:color="#000000" loext:opacity="100%" style:font-name="Helvetica LT Std" fo:font-size="11pt" fo:font-style="normal" style:text-underline-style="none" fo:font-weight="normal" officeooo:paragraph-rsid="01858bab" style:font-name-asian="Microsoft YaHei" style:font-size-asian="11.8999996185303pt" style:font-style-asian="italic" style:font-weight-asian="normal" style:font-name-complex="Mangal1" style:font-size-complex="11.8999996185303pt" style:font-style-complex="italic" style:font-weight-complex="normal"/>
    </style:style>
    <style:style style:name="P47" style:family="paragraph" style:parent-style-name="Heading_20_4">
      <style:paragraph-properties fo:margin-left="0.3cm" fo:margin-right="0.101cm" fo:line-height="115%" fo:text-align="start" style:justify-single-word="false" fo:text-indent="0cm" style:auto-text-indent="false" fo:padding="0cm" fo:border="none" style:shadow="none" style:writing-mode="page" style:join-border="false">
        <style:tab-stops>
          <style:tab-stop style:position="0.37cm"/>
        </style:tab-stops>
      </style:paragraph-properties>
      <style:text-properties officeooo:paragraph-rsid="01858bab"/>
    </style:style>
    <style:style style:name="P48" style:family="paragraph" style:parent-style-name="Table_20_Contents">
      <loext:graphic-properties draw:fill-hatch-name="hatch"/>
      <style:paragraph-properties fo:margin-left="0cm" fo:margin-right="0.101cm" fo:margin-top="0.055cm" fo:margin-bottom="0.109cm" style:contextual-spacing="false" fo:line-height="115%" fo:text-align="end" style:justify-single-word="false" fo:text-indent="0cm" style:auto-text-indent="false"/>
      <style:text-properties fo:color="#666666" loext:opacity="100%" style:font-name="Helvetica LT Std" fo:font-size="11pt" fo:font-style="normal" fo:font-weight="normal" officeooo:rsid="00b96422" officeooo:paragraph-rsid="01858bab" style:font-size-asian="11pt" style:font-style-asian="normal" style:font-weight-asian="normal" style:font-size-complex="11pt" style:font-style-complex="normal" style:font-weight-complex="normal"/>
    </style:style>
    <style:style style:name="P49" style:family="paragraph" style:parent-style-name="Table_20_Contents">
      <loext:graphic-properties draw:fill-gradient-name="gradient" draw:fill-hatch-name="hatch"/>
      <style:paragraph-properties fo:margin-top="0.109cm" fo:margin-bottom="0cm" style:contextual-spacing="false" fo:line-height="115%" fo:text-align="start" style:justify-single-word="false" style:writing-mode="page"/>
      <style:text-properties fo:color="#666666" loext:opacity="100%" style:font-name="Helvetica LT Std" fo:font-size="11pt" fo:font-weight="normal" officeooo:rsid="00cb191a" officeooo:paragraph-rsid="01858bab" style:font-size-asian="10.5pt" style:font-weight-asian="normal" style:font-size-complex="14pt" style:font-weight-complex="normal"/>
    </style:style>
    <style:style style:name="P50" style:family="paragraph" style:parent-style-name="Table_20_Contents">
      <style:paragraph-properties fo:margin-top="0.127cm" fo:margin-bottom="0.55cm" style:contextual-spacing="false" fo:line-height="115%"/>
      <style:text-properties style:font-name="Helvetica LT Std" fo:font-size="11pt" fo:font-weight="normal" officeooo:rsid="016f9ac5" officeooo:paragraph-rsid="01858bab" style:font-size-asian="10.5pt" style:font-weight-asian="normal" style:font-size-complex="14pt" style:font-weight-complex="normal"/>
    </style:style>
    <style:style style:name="P51" style:family="paragraph" style:parent-style-name="Table_20_Contents">
      <loext:graphic-properties draw:fill-gradient-name="gradient" draw:fill-hatch-name="hatch"/>
      <style:paragraph-properties fo:margin-top="0.109cm" fo:margin-bottom="0.3cm" style:contextual-spacing="false" fo:line-height="115%" fo:text-align="start" style:justify-single-word="false" style:writing-mode="page"/>
      <style:text-properties style:font-name="Helvetica LT Std" fo:font-size="11pt" officeooo:rsid="00e0c18b" officeooo:paragraph-rsid="018dfae5" style:font-size-asian="10.5pt" style:font-size-complex="14pt"/>
    </style:style>
    <style:style style:name="P52" style:family="paragraph" style:parent-style-name="Table_20_Contents">
      <style:paragraph-properties fo:margin-top="0.109cm" fo:margin-bottom="0cm" style:contextual-spacing="false" fo:text-align="start" style:justify-single-word="false"/>
      <style:text-properties style:font-name="Helvetica LT Std" fo:font-size="11pt" fo:font-weight="bold" officeooo:rsid="00cbba0f" officeooo:paragraph-rsid="0190433b" style:font-size-asian="10.5pt" style:font-weight-asian="bold" style:font-size-complex="14pt" style:font-weight-complex="bold"/>
    </style:style>
    <style:style style:name="P53" style:family="paragraph" style:parent-style-name="Table_20_Contents">
      <loext:graphic-properties draw:fill-gradient-name="Gradient_20_1" draw:fill-hatch-name="hatch"/>
      <style:paragraph-properties fo:margin-top="0.109cm" fo:margin-bottom="0.099cm" style:contextual-spacing="false" fo:line-height="115%" fo:text-align="start" style:justify-single-word="false" style:writing-mode="page"/>
      <style:text-properties fo:color="#808080" loext:opacity="100%" style:font-name="Helvetica LT Std" fo:font-size="11pt" fo:font-weight="normal" officeooo:rsid="00d1d894" officeooo:paragraph-rsid="018dfae5" style:font-size-asian="10.5pt" style:font-weight-asian="normal" style:font-size-complex="14pt" style:font-weight-complex="normal"/>
    </style:style>
    <style:style style:name="P54" style:family="paragraph" style:parent-style-name="Table_20_Contents">
      <loext:graphic-properties draw:fill-gradient-name="gradient" draw:fill-hatch-name="hatch"/>
      <style:paragraph-properties fo:margin-top="0.109cm" fo:margin-bottom="0.101cm" style:contextual-spacing="false" fo:line-height="115%" fo:text-align="start" style:justify-single-word="false" style:writing-mode="page"/>
      <style:text-properties fo:color="#808080" loext:opacity="100%" style:font-name="Helvetica LT Std" fo:font-size="11pt" fo:font-weight="normal" officeooo:rsid="00d8cd8e" officeooo:paragraph-rsid="01899a61" style:font-size-asian="10.5pt" style:font-weight-asian="normal" style:font-size-complex="14pt" style:font-weight-complex="normal"/>
    </style:style>
    <style:style style:name="P55" style:family="paragraph" style:parent-style-name="Table_20_Contents">
      <loext:graphic-properties draw:fill-gradient-name="gradient" draw:fill-hatch-name="hatch"/>
      <style:paragraph-properties fo:margin-top="0.109cm" fo:margin-bottom="0.101cm" style:contextual-spacing="false" fo:line-height="115%" fo:text-align="start" style:justify-single-word="false" style:writing-mode="page"/>
      <style:text-properties fo:color="#808080" loext:opacity="100%" style:font-name="Helvetica LT Std" fo:font-size="11pt" fo:font-style="normal" fo:font-weight="normal" officeooo:rsid="00d8cd8e" officeooo:paragraph-rsid="01899a61" style:font-size-asian="10.5pt" style:font-style-asian="normal" style:font-weight-asian="normal" style:font-size-complex="14pt" style:font-style-complex="normal" style:font-weight-complex="normal"/>
    </style:style>
    <style:style style:name="P56" style:family="paragraph" style:parent-style-name="Text_20_body">
      <loext:graphic-properties draw:fill-gradient-name="Gradient_20_2" draw:fill-hatch-name="hatch"/>
      <style:paragraph-properties fo:margin-left="0.3cm" fo:margin-right="0.101cm" fo:margin-top="0.109cm" fo:margin-bottom="0.099cm" style:contextual-spacing="false" fo:line-height="115%" fo:text-align="start" style:justify-single-word="false" fo:text-indent="0cm" style:auto-text-indent="false" fo:padding="0cm" fo:border="none" style:shadow="none" style:writing-mode="page" style:join-border="false">
        <style:tab-stops>
          <style:tab-stop style:position="0.37cm"/>
        </style:tab-stops>
      </style:paragraph-properties>
      <style:text-properties officeooo:paragraph-rsid="01858bab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cb191a" style:font-weight-asian="normal" style:font-weight-complex="normal"/>
    </style:style>
    <style:style style:name="T3" style:family="text">
      <style:text-properties fo:font-weight="normal" officeooo:rsid="00d2a953" style:font-weight-asian="normal" style:font-weight-complex="normal"/>
    </style:style>
    <style:style style:name="T4" style:family="text">
      <style:text-properties fo:font-weight="normal" officeooo:rsid="01858bab" style:font-weight-asian="normal" style:font-weight-complex="normal"/>
    </style:style>
    <style:style style:name="T5" style:family="text">
      <style:text-properties fo:font-weight="normal" officeooo:rsid="018684bb" style:font-weight-asian="normal" style:font-weight-complex="normal"/>
    </style:style>
    <style:style style:name="T6" style:family="text">
      <style:text-properties fo:font-weight="normal" officeooo:rsid="0187919a" style:font-weight-asian="normal" style:font-weight-complex="normal"/>
    </style:style>
    <style:style style:name="T7" style:family="text">
      <style:text-properties fo:font-weight="normal" officeooo:rsid="0190433b" style:font-weight-asian="normal" style:font-weight-complex="normal"/>
    </style:style>
    <style:style style:name="T8" style:family="text">
      <style:text-properties fo:font-weight="normal" officeooo:rsid="00fb5583" style:font-weight-asian="normal" style:font-weight-complex="normal"/>
    </style:style>
    <style:style style:name="T9" style:family="text">
      <style:text-properties fo:color="#000000" loext:opacity="100%"/>
    </style:style>
    <style:style style:name="T10" style:family="text">
      <style:text-properties fo:color="#000000" loext:opacity="100%" style:font-name="Helvetica LT Std" fo:font-size="11pt" fo:font-style="normal" style:text-underline-style="none" fo:font-weight="normal" style:font-name-asian="Microsoft YaHei" style:font-size-asian="11.8999996185303pt" style:font-style-asian="italic" style:font-weight-asian="normal" style:font-name-complex="Mangal1" style:font-size-complex="11.8999996185303pt" style:font-style-complex="italic" style:font-weight-complex="normal"/>
    </style:style>
    <style:style style:name="T11" style:family="text">
      <style:text-properties fo:color="#000000" loext:opacity="100%" style:font-name="Helvetica LT Std" fo:font-size="11pt" fo:font-style="normal" style:text-underline-style="none" fo:font-weight="normal" officeooo:rsid="00ec21fa" style:font-name-asian="Microsoft YaHei" style:font-size-asian="11.8999996185303pt" style:font-style-asian="italic" style:font-weight-asian="normal" style:font-name-complex="Mangal1" style:font-size-complex="11.8999996185303pt" style:font-style-complex="italic" style:font-weight-complex="normal"/>
    </style:style>
    <style:style style:name="T12" style:family="text">
      <style:text-properties fo:color="#000000" loext:opacity="100%" style:font-name="Helvetica LT Std" fo:font-size="11pt" fo:font-style="normal" style:text-underline-style="none" fo:font-weight="normal" officeooo:rsid="0187919a" style:font-name-asian="Microsoft YaHei" style:font-size-asian="11.8999996185303pt" style:font-style-asian="italic" style:font-weight-asian="normal" style:font-name-complex="Mangal1" style:font-size-complex="11.8999996185303pt" style:font-style-complex="italic" style:font-weight-complex="normal"/>
    </style:style>
    <style:style style:name="T13" style:family="text">
      <style:text-properties fo:color="#000000" loext:opacity="100%" fo:font-weight="normal" style:font-weight-asian="normal" style:font-weight-complex="normal"/>
    </style:style>
    <style:style style:name="T14" style:family="text">
      <style:text-properties fo:color="#000000" loext:opacity="100%" fo:font-weight="normal" officeooo:rsid="00d1d894" style:font-weight-asian="normal" style:font-weight-complex="normal"/>
    </style:style>
    <style:style style:name="T15" style:family="text">
      <style:text-properties fo:color="#000000" loext:opacity="100%" fo:font-weight="normal" officeooo:rsid="00ef68d3" style:font-weight-asian="normal" style:font-weight-complex="normal"/>
    </style:style>
    <style:style style:name="T16" style:family="text">
      <style:text-properties fo:color="#000000" loext:opacity="100%" fo:font-weight="normal" officeooo:rsid="00cb191a" style:font-weight-asian="normal" style:font-weight-complex="normal"/>
    </style:style>
    <style:style style:name="T17" style:family="text">
      <style:text-properties fo:color="#000000" loext:opacity="100%" fo:font-weight="normal" officeooo:rsid="00e2873f" style:font-weight-asian="normal" style:font-weight-complex="normal"/>
    </style:style>
    <style:style style:name="T18" style:family="text">
      <style:text-properties fo:color="#000000" loext:opacity="100%" fo:font-weight="normal" officeooo:rsid="00e0c18b" style:font-weight-asian="normal" style:font-weight-complex="normal"/>
    </style:style>
    <style:style style:name="T19" style:family="text">
      <style:text-properties fo:color="#000000" loext:opacity="100%" fo:font-weight="normal" officeooo:rsid="00d6579b" style:font-weight-asian="normal" style:font-weight-complex="normal"/>
    </style:style>
    <style:style style:name="T20" style:family="text">
      <style:text-properties fo:color="#000000" loext:opacity="100%" fo:font-weight="normal" officeooo:rsid="018684bb" style:font-weight-asian="normal" style:font-weight-complex="normal"/>
    </style:style>
    <style:style style:name="T21" style:family="text">
      <style:text-properties fo:color="#000000" loext:opacity="100%" fo:font-weight="normal" officeooo:rsid="018dfae5" style:font-weight-asian="normal" style:font-weight-complex="normal"/>
    </style:style>
    <style:style style:name="T22" style:family="text">
      <style:text-properties fo:color="#000000" loext:opacity="100%" fo:font-style="italic" fo:font-weight="normal" officeooo:rsid="00ef68d3" style:font-style-asian="italic" style:font-weight-asian="normal" style:font-style-complex="italic" style:font-weight-complex="normal"/>
    </style:style>
    <style:style style:name="T23" style:family="text">
      <style:text-properties fo:color="#000000" loext:opacity="100%" fo:font-style="italic" officeooo:rsid="00e0c18b" style:font-style-asian="italic" style:font-style-complex="italic"/>
    </style:style>
    <style:style style:name="T24" style:family="text">
      <style:text-properties fo:color="#000000" loext:opacity="100%" fo:font-weight="bold" officeooo:rsid="00cb191a" style:font-weight-asian="bold" style:font-weight-complex="bold"/>
    </style:style>
    <style:style style:name="T25" style:family="text">
      <style:text-properties fo:color="#000000" loext:opacity="100%" fo:font-weight="bold" officeooo:rsid="018684bb" style:font-weight-asian="bold" style:font-weight-complex="bold"/>
    </style:style>
    <style:style style:name="T26" style:family="text">
      <style:text-properties fo:color="#000000" loext:opacity="100%" style:font-name="Helvetica LT Std2" fo:font-weight="normal" officeooo:rsid="00cb191a" style:font-weight-asian="normal" style:font-name-complex="Helvetica LT Std1" style:font-weight-complex="normal"/>
    </style:style>
    <style:style style:name="T27" style:family="text">
      <style:text-properties fo:color="#000000" loext:opacity="100%" style:font-name="Helvetica LT Std2" fo:font-weight="normal" officeooo:rsid="018684bb" style:font-weight-asian="normal" style:font-name-complex="Helvetica LT Std1" style:font-weight-complex="normal"/>
    </style:style>
    <style:style style:name="T28" style:family="text">
      <style:text-properties fo:color="#000000" loext:opacity="100%" fo:font-style="normal" style:font-style-asian="normal" style:font-style-complex="normal"/>
    </style:style>
    <style:style style:name="T29" style:family="text">
      <style:text-properties fo:color="#000000" loext:opacity="100%" fo:font-style="normal" officeooo:rsid="00da5bb0" style:font-style-asian="normal" style:font-style-complex="normal"/>
    </style:style>
    <style:style style:name="T30" style:family="text">
      <style:text-properties fo:color="#000000" loext:opacity="100%" fo:font-style="normal" officeooo:rsid="00d8cd8e" style:font-style-asian="normal" style:font-style-complex="normal"/>
    </style:style>
    <style:style style:name="T31" style:family="text">
      <style:text-properties fo:color="#000000" loext:opacity="100%" officeooo:rsid="00da5bb0"/>
    </style:style>
    <style:style style:name="T32" style:family="text">
      <style:text-properties fo:color="#000000" loext:opacity="100%" officeooo:rsid="00d8cd8e"/>
    </style:style>
    <style:style style:name="T33" style:family="text">
      <style:text-properties fo:font-weight="bold" officeooo:rsid="011ff175" style:font-weight-asian="bold" style:font-weight-complex="bold"/>
    </style:style>
    <style:style style:name="T34" style:family="text">
      <style:text-properties fo:font-weight="bold" officeooo:rsid="00cb191a" style:font-weight-asian="bold" style:font-weight-complex="bold"/>
    </style:style>
    <style:style style:name="T35" style:family="text">
      <style:text-properties fo:font-weight="bold" officeooo:rsid="00dc0398" style:font-weight-asian="bold" style:font-weight-complex="bold"/>
    </style:style>
    <style:style style:name="T36" style:family="text">
      <style:text-properties fo:font-weight="bold" officeooo:rsid="00c1e829" style:font-weight-asian="bold" style:font-weight-complex="bold"/>
    </style:style>
    <style:style style:name="T37" style:family="text">
      <style:text-properties fo:font-weight="bold" officeooo:rsid="00bb1233" style:font-weight-asian="bold" style:font-weight-complex="bold"/>
    </style:style>
    <style:style style:name="T38" style:family="text">
      <style:text-properties fo:font-weight="bold" officeooo:rsid="018684bb" style:font-weight-asian="bold" style:font-weight-complex="bold"/>
    </style:style>
    <style:style style:name="T39" style:family="text">
      <style:text-properties style:use-window-font-color="true" loext:opacity="0%"/>
    </style:style>
    <style:style style:name="T40" style:family="text">
      <style:text-properties style:use-window-font-color="true" loext:opacity="0%" fo:font-size="6pt" style:font-size-asian="6pt" style:font-size-complex="6pt"/>
    </style:style>
    <style:style style:name="T41" style:family="text">
      <style:text-properties style:use-window-font-color="true" loext:opacity="0%" fo:font-style="italic" officeooo:rsid="00b96422" style:font-style-asian="italic" style:font-style-complex="italic"/>
    </style:style>
    <style:style style:name="T42" style:family="text">
      <style:text-properties style:use-window-font-color="true" loext:opacity="0%" fo:font-style="italic" officeooo:rsid="00b43114" style:font-style-asian="italic" style:font-style-complex="italic"/>
    </style:style>
    <style:style style:name="T43" style:family="text">
      <style:text-properties style:use-window-font-color="true" loext:opacity="0%" fo:font-style="italic" officeooo:rsid="00d2a953" style:font-style-asian="italic" style:font-style-complex="italic"/>
    </style:style>
    <style:style style:name="T44" style:family="text">
      <style:text-properties style:use-window-font-color="true" loext:opacity="0%" fo:font-style="italic" officeooo:rsid="00bb1233" style:font-style-asian="italic" style:font-style-complex="italic"/>
    </style:style>
    <style:style style:name="T45" style:family="text">
      <style:text-properties style:use-window-font-color="true" loext:opacity="0%" fo:font-style="italic" officeooo:rsid="018684bb" style:font-style-asian="italic" style:font-style-complex="italic"/>
    </style:style>
    <style:style style:name="T46" style:family="text">
      <style:text-properties style:use-window-font-color="true" loext:opacity="0%" fo:font-size="8pt" fo:font-style="italic" officeooo:rsid="00b96422" style:font-size-asian="6pt" style:font-style-asian="italic" style:font-size-complex="6pt" style:font-style-complex="italic"/>
    </style:style>
    <style:style style:name="T47" style:family="text">
      <style:text-properties style:use-window-font-color="true" loext:opacity="0%" fo:font-weight="bold" style:font-weight-asian="bold" style:font-weight-complex="bold"/>
    </style:style>
    <style:style style:name="T48" style:family="text">
      <style:text-properties style:use-window-font-color="true" loext:opacity="0%" fo:font-weight="bold" officeooo:rsid="018684bb" style:font-weight-asian="bold" style:font-weight-complex="bold"/>
    </style:style>
    <style:style style:name="T49" style:family="text">
      <style:text-properties fo:color="#666666" loext:opacity="100%" style:font-name="Helvetica LT Std2" fo:font-weight="normal" style:font-weight-asian="normal" style:font-name-complex="Helvetica LT Std1"/>
    </style:style>
    <style:style style:name="T50" style:family="text">
      <style:text-properties fo:color="#666666" loext:opacity="100%" fo:font-weight="normal" style:font-weight-asian="normal" style:font-name-complex="Helvetica LT Std1"/>
    </style:style>
    <style:style style:name="T51" style:family="text">
      <style:text-properties officeooo:rsid="011ff175"/>
    </style:style>
    <style:style style:name="T52" style:family="text">
      <style:text-properties officeooo:rsid="00ba659c"/>
    </style:style>
    <style:style style:name="T53" style:family="text">
      <style:text-properties officeooo:rsid="0149fdb0"/>
    </style:style>
    <style:style style:name="T54" style:family="text">
      <style:text-properties fo:font-size="10pt" officeooo:rsid="00b96422" style:font-size-asian="10pt" style:font-size-complex="10pt"/>
    </style:style>
    <style:style style:name="T55" style:family="text">
      <style:text-properties fo:font-size="10pt" officeooo:rsid="018dfae5" style:font-size-asian="10pt" style:font-size-complex="10pt"/>
    </style:style>
    <style:style style:name="T56" style:family="text">
      <style:text-properties fo:font-size="10pt" officeooo:rsid="018f8023" style:font-size-asian="10pt" style:font-size-complex="10pt"/>
    </style:style>
    <style:style style:name="T57" style:family="text">
      <style:text-properties fo:color="#b3b3b3" loext:opacity="100%" fo:font-weight="normal" officeooo:rsid="00cb191a" style:font-name-asian="Microsoft YaHei" style:font-weight-asian="bold" style:font-name-complex="Mangal1" style:font-weight-complex="bold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officeooo:rsid="00da5bb0" style:font-style-asian="italic" style:font-style-complex="italic"/>
    </style:style>
    <style:style style:name="T60" style:family="text">
      <style:text-properties officeooo:rsid="016f9ac5"/>
    </style:style>
    <style:style style:name="T61" style:family="text">
      <style:text-properties fo:font-style="normal" style:font-style-asian="normal" style:font-style-complex="normal"/>
    </style:style>
    <style:style style:name="T62" style:family="text">
      <style:text-properties fo:font-style="normal" officeooo:rsid="00da5bb0" style:font-style-asian="normal" style:font-style-complex="normal"/>
    </style:style>
    <style:style style:name="T63" style:family="text">
      <style:text-properties fo:font-style="normal" officeooo:rsid="00da48ab" style:font-style-asian="normal" style:font-style-complex="normal"/>
    </style:style>
    <style:style style:name="T64" style:family="text">
      <style:text-properties fo:font-style="normal" officeooo:rsid="018dfae5" style:font-style-asian="normal" style:font-style-complex="normal"/>
    </style:style>
    <style:style style:name="T65" style:family="text">
      <style:text-properties fo:font-style="normal" officeooo:rsid="00d1d894" style:font-style-asian="normal" style:font-style-complex="normal"/>
    </style:style>
    <style:style style:name="T66" style:family="text">
      <style:text-properties officeooo:rsid="00dc0398"/>
    </style:style>
    <style:style style:name="T67" style:family="text">
      <style:text-properties fo:font-size="17pt" officeooo:rsid="00e2873f" style:font-size-asian="17pt" style:font-size-complex="17pt"/>
    </style:style>
    <style:style style:name="T68" style:family="text">
      <style:text-properties officeooo:rsid="00caa4eb"/>
    </style:style>
    <style:style style:name="T69" style:family="text">
      <style:text-properties fo:font-size="8pt" fo:font-weight="normal" style:font-size-asian="5.25pt" style:font-weight-asian="normal" style:font-size-complex="6pt" style:font-weight-complex="normal"/>
    </style:style>
    <style:style style:name="T70" style:family="text">
      <style:text-properties fo:font-size="8pt" fo:font-weight="normal" officeooo:rsid="00bb1233" style:font-size-asian="8pt" style:font-weight-asian="normal" style:font-size-complex="8pt" style:font-weight-complex="normal"/>
    </style:style>
    <style:style style:name="T71" style:family="text">
      <style:text-properties fo:font-size="8pt" officeooo:rsid="00bb1233" style:font-size-asian="8pt" style:font-size-complex="8pt"/>
    </style:style>
    <style:style style:name="T72" style:family="text">
      <style:text-properties fo:font-size="8pt" officeooo:rsid="018f8023" style:font-size-asian="8pt" style:font-size-complex="8pt"/>
    </style:style>
    <style:style style:name="T73" style:family="text">
      <style:text-properties officeooo:rsid="00ef68d3"/>
    </style:style>
    <style:style style:name="T74" style:family="text">
      <style:text-properties officeooo:rsid="00d2a953"/>
    </style:style>
    <style:style style:name="T75" style:family="text">
      <style:text-properties officeooo:rsid="00ede589"/>
    </style:style>
    <style:style style:name="T76" style:family="text">
      <style:text-properties officeooo:rsid="00cb191a"/>
    </style:style>
    <style:style style:name="T77" style:family="text">
      <style:text-properties officeooo:rsid="00b96422"/>
    </style:style>
    <style:style style:name="T78" style:family="text">
      <style:text-properties officeooo:rsid="00bb1233"/>
    </style:style>
    <style:style style:name="T79" style:family="text">
      <style:text-properties officeooo:rsid="00e2873f"/>
    </style:style>
    <style:style style:name="T80" style:family="text">
      <style:text-properties officeooo:rsid="00da5bb0"/>
    </style:style>
    <style:style style:name="T81" style:family="text">
      <style:text-properties officeooo:rsid="00c1e829"/>
    </style:style>
    <style:style style:name="T82" style:family="text">
      <style:text-properties officeooo:rsid="016f9ac5" style:letter-kerning="false"/>
    </style:style>
    <style:style style:name="T83" style:family="text">
      <style:text-properties officeooo:rsid="01858bab"/>
    </style:style>
    <style:style style:name="T84" style:family="text">
      <style:text-properties officeooo:rsid="018684bb"/>
    </style:style>
    <style:style style:name="T85" style:family="text">
      <style:text-properties officeooo:rsid="0187919a"/>
    </style:style>
    <style:style style:name="T86" style:family="text">
      <style:text-properties officeooo:rsid="0188fdb9"/>
    </style:style>
    <style:style style:name="T87" style:family="text">
      <style:text-properties officeooo:rsid="01899a61"/>
    </style:style>
    <style:style style:name="T88" style:family="text">
      <style:text-properties officeooo:rsid="018b6247"/>
    </style:style>
    <style:style style:name="T89" style:family="text">
      <style:text-properties officeooo:rsid="018dfae5"/>
    </style:style>
    <style:style style:name="T90" style:family="text">
      <style:text-properties fo:font-size="11pt" officeooo:rsid="018dfae5" style:font-size-asian="11pt" style:font-size-complex="11pt"/>
    </style:style>
    <style:style style:name="T91" style:family="text">
      <style:text-properties fo:font-size="11pt" officeooo:rsid="018f8023" style:font-size-asian="11pt" style:font-size-complex="11pt"/>
    </style:style>
    <style:style style:name="T92" style:family="text">
      <style:text-properties fo:font-size="9pt" officeooo:rsid="018dfae5" style:font-size-asian="9pt" style:font-size-complex="9pt"/>
    </style:style>
    <style:style style:name="T93" style:family="text">
      <style:text-properties officeooo:rsid="018f8023"/>
    </style:style>
    <style:style style:name="T94" style:family="text">
      <style:text-properties fo:font-size="6pt" officeooo:rsid="018f8023" style:font-size-asian="6pt" style:font-size-complex="6pt"/>
    </style:style>
    <style:style style:name="T95" style:family="text">
      <style:text-properties officeooo:rsid="0190433b"/>
    </style:style>
    <style:style style:name="T96" style:family="text">
      <style:text-properties officeooo:rsid="0192b51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row>
          <table:table-cell table:style-name="Tableau6.A1" table:number-columns-spanned="3" office:value-type="string">
            <text:p text:style-name="P15"><text:span text:style-name="T83"><text:s text:c="31"/></text:span>🏠 11, rue du Général Gouraud, 54 000 Nancy, FRANCE<text:line-break/><text:span text:style-name="T83"> <text:s text:c="30"/></text:span>📞 07 50 35 22 62 [France]<text:line-break/><text:span text:style-name="T83"> <text:s text:c="30"/></text:span>📧 maxime.meloux@protonmail.com</text:p>
          </table:table-cell>
          <table:covered-table-cell/>
          <table:covered-table-cell/>
          <table:table-cell table:style-name="Tableau6.A1" office:value-type="string">
            <text:p text:style-name="P22">Maxime MÉLOUX</text:p>
            <text:p text:style-name="P24">French nationality</text:p>
            <text:p text:style-name="P23">2<text:span text:style-name="T66">6</text:span> <text:span text:style-name="T83">years old</text:span></text:p>
          </table:table-cell>
        </table:table-row>
        <table:table-row>
          <table:table-cell table:style-name="Tableau6.A1" table:number-columns-spanned="4" office:value-type="string">
            <text:p text:style-name="P1"><text:s/></text:p>
            <text:p text:style-name="P12"><text:span text:style-name="T67">Second year MSc student in Natural Language Processing</text:span><text:line-break/></text:p>
          </table:table-cell>
          <table:covered-table-cell/>
          <table:covered-table-cell/>
          <table:covered-table-cell/>
        </table:table-row>
        <table:table-row>
          <table:table-cell table:style-name="Tableau6.A3" table:number-columns-spanned="4" office:value-type="string">
            <text:h text:style-name="P27" text:outline-level="2">+ <text:span text:style-name="T88">EXPERIENCE AND VOLUNTEERING</text:span></text:h>
          </table:table-cell>
          <table:covered-table-cell/>
          <table:covered-table-cell/>
          <table:covered-table-cell/>
        </table:table-row>
        <table:table-row>
          <table:table-cell table:style-name="Tableau6.A1" table:number-columns-spanned="4" office:value-type="string">
            <text:h text:style-name="P32" text:outline-level="3"><text:s/></text:h>
          </table:table-cell>
          <table:covered-table-cell/>
          <table:covered-table-cell/>
          <table:covered-table-cell/>
        </table:table-row>
        <table:table-row>
          <table:table-cell table:style-name="Tableau6.A1" office:value-type="string">
            <text:h text:style-name="P38" text:outline-level="3"><text:span text:style-name="T83">Mar</text:span> <text:span text:style-name="T68">–</text:span> <text:span text:style-name="T83">Aug </text:span>2022<text:line-break/>(5 <text:span text:style-name="T83">months</text:span>)</text:h>
          </table:table-cell>
          <table:table-cell table:style-name="Tableau6.B5" table:number-columns-spanned="3" office:value-type="string">
            <text:p text:style-name="P18"><text:span text:style-name="T83">Lab internship</text:span> :<text:span text:style-name="T1"> Continual learning for cost-efficient pre</text:span><text:span text:style-name="T4">-</text:span><text:span text:style-name="T1">trained language models.<text:line-break/></text:span><text:span text:style-name="T69"> </text:span></text:p>
            <text:p text:style-name="P16"><text:span text:style-name="T73">LORIA</text:span><text:span text:style-name="T74"> / Nancy</text:span>, <text:span text:style-name="T74">FRANCE</text:span></text:p>
          </table:table-cell>
          <table:covered-table-cell/>
          <table:covered-table-cell/>
        </table:table-row>
        <table:table-row>
          <table:table-cell table:style-name="Tableau6.A1" office:value-type="string">
            <text:h text:style-name="P39" text:outline-level="3">Sep 2021 <text:span text:style-name="T68">– </text:span>Juin 2022<text:line-break/><text:span text:style-name="T75">(</text:span><text:span text:style-name="T83">30h contract</text:span><text:span text:style-name="T75">)</text:span></text:h>
          </table:table-cell>
          <table:table-cell table:style-name="Tableau6.B6" table:number-columns-spanned="3" office:value-type="string">
            <text:p text:style-name="P19">Tut<text:span text:style-name="T83">ored</text:span> <text:span text:style-name="T4">MSc in Language Sciences students in</text:span><text:span text:style-name="T1"> Python, </text:span><text:span text:style-name="T4">Formal logic and Data Science</text:span><text:span text:style-name="T1">.<text:line-break/></text:span><text:span text:style-name="T70"> </text:span></text:p>
            <text:p text:style-name="P16"><text:span text:style-name="T74">Universit</text:span><text:span text:style-name="T83">y</text:span><text:span text:style-name="T74"> </text:span><text:span text:style-name="T83">of</text:span><text:span text:style-name="T74"> Lorraine / Nancy</text:span>, <text:span text:style-name="T74">FRANCE</text:span></text:p>
          </table:table-cell>
          <table:covered-table-cell/>
          <table:covered-table-cell/>
        </table:table-row>
        <table:table-row>
          <table:table-cell table:style-name="Tableau6.A1" office:value-type="string">
            <text:h text:style-name="P40" text:outline-level="3">F<text:span text:style-name="T83">eb</text:span> 2020 – A<text:span text:style-name="T83">ug</text:span> 2021</text:h>
          </table:table-cell>
          <table:table-cell table:style-name="Tableau6.B7" table:number-columns-spanned="3" office:value-type="string">
            <text:p text:style-name="P20"><text:span text:style-name="T34">Associate</text:span><text:span text:style-name="T76"> in the project "Research in Natural Language Processing". Conducted various NLP and machine learning tasks for the development of Samsung products.<text:line-break/></text:span><text:span text:style-name="T71"> </text:span></text:p>
            <text:p text:style-name="P16">Samsung Electronics &amp; Adam Mickiewicz <text:span text:style-name="T83">University </text:span>/ Poznań, <text:span text:style-name="T83">POLAND</text:span></text:p>
          </table:table-cell>
          <table:covered-table-cell/>
          <table:covered-table-cell/>
        </table:table-row>
        <table:table-row>
          <table:table-cell table:style-name="Tableau6.A1" office:value-type="string">
            <text:h text:style-name="P41" text:outline-level="3">Ma<text:span text:style-name="T83">y</text:span> 2019 (3 <text:span text:style-name="T83">days</text:span>)</text:h>
          </table:table-cell>
          <table:table-cell table:style-name="Tableau6.B8" table:number-columns-spanned="3" office:value-type="string">
            <text:p text:style-name="P20"><text:span text:style-name="T38">Volunteering: Helped</text:span><text:span text:style-name="T34"> </text:span><text:span text:style-name="T76">organize the 9th Language &amp; Technology Conference in Poznań.<text:line-break/></text:span><text:span text:style-name="T71"> </text:span></text:p>
            <text:p text:style-name="P16">Poznań, <text:span text:style-name="T83">POLAND</text:span></text:p>
          </table:table-cell>
          <table:covered-table-cell/>
          <table:covered-table-cell/>
        </table:table-row>
        <table:table-row>
          <table:table-cell table:style-name="Tableau6.A1" office:value-type="string">
            <text:h text:style-name="P42" text:outline-level="3"><text:span text:style-name="T83">Jun</text:span><text:span text:style-name="T77"> ─ A</text:span><text:span text:style-name="T83">ug </text:span>2016<text:line-break/>(<text:span text:style-name="T77">8</text:span> <text:span text:style-name="T83">weeks</text:span> <text:span text:style-name="T77">+ 1</text:span>)</text:h>
          </table:table-cell>
          <table:table-cell table:style-name="Tableau6.B9" table:number-columns-spanned="3" office:value-type="string">
            <text:p text:style-name="P2"><text:span text:style-name="T37">Computer Science Engineering intern:</text:span><text:span text:style-name="T78"> Algorithmically generated and filtered a database of over a million pictures of celebrities with a 0.1% error rate to train a facial recognition algorithm.<text:line-break/></text:span><text:span text:style-name="T71"> </text:span></text:p>
            <text:p text:style-name="P17"><text:span text:style-name="T76">i</text:span>d3 Technologies / Le Fontanil-Cornillon (Grenoble<text:span text:style-name="T83">)</text:span>, FRANCE</text:p>
          </table:table-cell>
          <table:covered-table-cell/>
          <table:covered-table-cell/>
        </table:table-row>
        <table:table-row>
          <table:table-cell table:style-name="Tableau6.A1" table:number-columns-spanned="4" office:value-type="string">
            <text:h text:style-name="P28" text:outline-level="2"><text:span text:style-name="T87">+ EDUCATION</text:span></text:h>
          </table:table-cell>
          <table:covered-table-cell/>
          <table:covered-table-cell/>
          <table:covered-table-cell/>
        </table:table-row>
        <table:table-row>
          <table:table-cell table:style-name="Tableau6.A1" table:number-columns-spanned="4" office:value-type="string">
            <text:h text:style-name="P32" text:outline-level="3"><text:s/></text:h>
          </table:table-cell>
          <table:covered-table-cell/>
          <table:covered-table-cell/>
          <table:covered-table-cell/>
        </table:table-row>
        <table:table-row table:style-name="Tableau6.12">
          <table:table-cell table:style-name="Tableau6.A1" office:value-type="string">
            <text:h text:style-name="P43" text:outline-level="3">Sep 2022 <text:span text:style-name="T76">─ </text:span><text:span text:style-name="T84">present<text:line-break/></text:span></text:h>
            <text:h text:style-name="P44" text:outline-level="3"><text:span text:style-name="T92"><text:s/></text:span><text:span text:style-name="T84"><text:line-break/></text:span><text:span text:style-name="T89">Software project<text:line-break/><text:line-break/></text:span><text:span text:style-name="T92"> </text:span><text:span text:style-name="T89"><text:line-break/>Supervised project</text:span></text:h>
          </table:table-cell>
          <table:table-cell table:style-name="Tableau6.B12" table:number-columns-spanned="3" office:value-type="string">
            <text:p text:style-name="P4"><text:span text:style-name="T38">MSc</text:span> <text:span text:style-name="T84">in Natural Language Processing</text:span></text:p>
            <text:p text:style-name="P51"><text:span text:style-name="T21">Valedictorian, holder of the </text:span><text:span text:style-name="T13">ORION</text:span><text:span text:style-name="T20"> scholarship holder</text:span><text:span text:style-name="T13">.<text:line-break/><text:line-break/></text:span><text:span text:style-name="T22">VowelTuner</text:span><text:span text:style-name="T15">, </text:span><text:span text:style-name="T20">web-based application to help foreign French learners train their vowel pronunciation</text:span><text:span text:style-name="T15">.<text:line-break/><text:line-break/></text:span><text:span text:style-name="T20">Automatic analysis of the ideological evolution of American economists. Under the supervision of professor</text:span><text:span text:style-name="T17"> Samuel Ferey (</text:span><text:span text:style-name="T19">BETA</text:span><text:span text:style-name="T20"> lab</text:span><text:span text:style-name="T19">, Nancy</text:span><text:span text:style-name="T17">)</text:span><text:span text:style-name="T14">.</text:span></text:p>
            <text:p text:style-name="P13">IDMC, Universit<text:span text:style-name="T84">y</text:span> <text:span text:style-name="T84">of</text:span> Lorraine / Nancy, FRANCE</text:p>
          </table:table-cell>
          <table:covered-table-cell/>
          <table:covered-table-cell/>
        </table:table-row>
        <table:table-row>
          <table:table-cell table:style-name="Tableau6.A1" office:value-type="string">
            <text:h text:style-name="P41" text:outline-level="3">Sep 2017 ─ Sep 2020</text:h>
          </table:table-cell>
          <table:table-cell table:style-name="Tableau6.B13" table:number-columns-spanned="3" office:value-type="string">
            <text:p text:style-name="P2"><text:span text:style-name="T38">BA in Polish studies</text:span><text:span text:style-name="T2"> – </text:span><text:span text:style-name="T5">pass with distinction</text:span></text:p>
            <text:p text:style-name="P2"><text:span text:style-name="T27">Third year: Erasmus exchange</text:span><text:span text:style-name="T26"> (Adam Mickiewicz</text:span><text:span text:style-name="T27"> University</text:span><text:span text:style-name="T26">, Pologne)</text:span></text:p>
            <text:p text:style-name="P5"><text:span text:style-name="T49">Université Charles de Gaulle </text:span><text:span text:style-name="T50">─</text:span><text:span text:style-name="T49"> Lille 3 / Villeneuve d'Ascq, FRANCE</text:span></text:p>
          </table:table-cell>
          <table:covered-table-cell/>
          <table:covered-table-cell/>
        </table:table-row>
        <text:soft-page-break/>
        <table:table-row>
          <table:table-cell table:style-name="Tableau6.A1" office:value-type="string">
            <text:h text:style-name="P42" text:outline-level="3">Sep 2014 ─ <text:span text:style-name="T76">Sep </text:span>201<text:span text:style-name="T57">7</text:span><text:span text:style-name="T77"><text:line-break/></text:span><text:span text:style-name="T56"> </text:span><text:span text:style-name="T77"><text:line-break/></text:span><text:span text:style-name="T94"> </text:span><text:span text:style-name="T54"><text:s/></text:span><text:span text:style-name="T77"><text:line-break/></text:span><text:span text:style-name="T84">Main projects</text:span></text:h>
          </table:table-cell>
          <table:table-cell table:style-name="Tableau6.B14" table:number-columns-spanned="3" office:value-type="string">
            <text:p text:style-name="P6"><text:span text:style-name="T47">BS</text:span><text:span text:style-name="T48">c</text:span><text:span text:style-name="T47"> in Engineering</text:span><text:span text:style-name="T39"> ─ Computer Science &amp; Applied Mathematics<text:line-break/></text:span><text:span text:style-name="T40"> </text:span></text:p>
            <table:table table:name="Tableau1" table:style-name="Tableau1">
              <table:table-column table:style-name="Tableau1.A"/>
              <table:table-column table:style-name="Tableau1.B"/>
              <table:table-row>
                <table:table-cell table:style-name="Tableau1.A1" office:value-type="string">
                  <text:p text:style-name="P9"><text:span text:style-name="T45">Operating system kernel</text:span><text:span text:style-name="T41"> (</text:span><text:span text:style-name="T44">C/asm </text:span><text:span text:style-name="T41">x86)</text:span><text:span text:style-name="T42"><text:line-break/></text:span><text:span text:style-name="T45">Object-oriented compiler</text:span><text:span text:style-name="T41"> (</text:span><text:span text:style-name="T43">ANTLR, </text:span><text:span text:style-name="T41">Java)</text:span><text:span text:style-name="T42"><text:line-break/></text:span><text:span text:style-name="T45">Chess tournament manager</text:span><text:span text:style-name="T41"> (MySQL)</text:span></text:p>
                </table:table-cell>
                <table:table-cell table:style-name="Tableau1.A1" office:value-type="string">
                  <text:p text:style-name="P10"><text:span text:style-name="T45">Image edge smoothing</text:span><text:span text:style-name="T42"> (C)</text:span><text:span text:style-name="T41"><text:line-break/></text:span><text:span text:style-name="T45">3D karting game</text:span><text:span text:style-name="T42"> (C++/</text:span><text:span text:style-name="T41">OpenGL</text:span><text:span text:style-name="T42">)</text:span><text:span text:style-name="T41"><text:line-break/>MIPS </text:span><text:span text:style-name="T45">interpreter </text:span><text:span text:style-name="T41">(VHDL)</text:span><text:span text:style-name="T46"> </text:span></text:p>
                </table:table-cell>
              </table:table-row>
            </table:table>
            <text:p text:style-name="P48">Ensimag / Grenoble, FRANCE</text:p>
          </table:table-cell>
          <table:covered-table-cell/>
          <table:covered-table-cell/>
        </table:table-row>
        <table:table-row>
          <table:table-cell table:style-name="Tableau6.A1" office:value-type="string">
            <text:h text:style-name="P42" text:outline-level="3">Sept 2012 ─ Juin 2014</text:h>
          </table:table-cell>
          <table:table-cell table:style-name="Tableau6.B15" table:number-columns-spanned="3" office:value-type="string">
            <text:p text:style-name="P21">Preparatory classes to higher schools (CPGE)<text:span text:style-name="T95">,</text:span><text:span text:style-name="T7"> computer science path.</text:span></text:p>
            <text:p text:style-name="P14">Lycée Blaise Pascal / Clermont-Ferrand<text:span text:style-name="T84">, </text:span>FRANCE</text:p>
          </table:table-cell>
          <table:covered-table-cell/>
          <table:covered-table-cell/>
        </table:table-row>
        <table:table-row>
          <table:table-cell table:style-name="Tableau6.A1" table:number-columns-spanned="4" office:value-type="string">
            <text:h text:style-name="P28" text:outline-level="2">+ <text:span text:style-name="T87">RESEARCH</text:span></text:h>
          </table:table-cell>
          <table:covered-table-cell/>
          <table:covered-table-cell/>
          <table:covered-table-cell/>
        </table:table-row>
        <table:table-row>
          <table:table-cell table:style-name="Tableau6.A1" table:number-columns-spanned="4" office:value-type="string">
            <text:h text:style-name="P32" text:outline-level="3"><text:s/></text:h>
          </table:table-cell>
          <table:covered-table-cell/>
          <table:covered-table-cell/>
          <table:covered-table-cell/>
        </table:table-row>
        <table:table-row>
          <table:table-cell table:style-name="Tableau6.A1" table:number-columns-spanned="4" office:value-type="string">
            <text:p text:style-name="P55"><text:span text:style-name="T89">INEM 2023 – </text:span>Lucthmann, M., Méloux, M. (2022). <text:span text:style-name="T9">The economist, the judge, and the internet: A quantitative analysis of the Becker-Posner blog, 2004-2014.</text:span></text:p>
            <text:p text:style-name="P53"><text:span text:style-name="T89">eKNOW 2022 – </text:span><text:span text:style-name="T80">Kaszefski-Yaschuk, S., </text:span>Keenan, J., <text:span text:style-name="T80">Khasanova, A. &amp; Méloux, M</text:span>. <text:span text:style-name="T80">(2022).</text:span><text:span text:style-name="T31"> </text:span><text:span text:style-name="T9">Newsjam: An </text:span><text:span text:style-name="T32">Multilingual </text:span><text:span text:style-name="T9">Summarization Tool for </text:span><text:span text:style-name="T32">News Articles.</text:span> <text:span text:style-name="T23">Best Paper Award</text:span></text:p>
            <text:p text:style-name="P54"><text:span text:style-name="T64">ICASSP 2022 – </text:span><text:span text:style-name="T61">Kubis, M., M</text:span><text:span text:style-name="T62">é</text:span><text:span text:style-name="T61">loux, M., Skorzewski, P., Lewandowski, M., Jho, G., </text:span><text:span text:style-name="T62">&amp;</text:span><text:span text:style-name="T61"> Park, H. (2022).</text:span><text:span text:style-name="T28"> Part-of-speech models compression methods for on-device grapheme-to-phoneme conversion.</text:span><text:span text:style-name="T61"> https://doi.org/10.1109/icassp43922.2022.9746710 </text:span><text:span text:style-name="T65"><text:line-break/></text:span></text:p>
          </table:table-cell>
          <table:covered-table-cell/>
          <table:covered-table-cell/>
          <table:covered-table-cell/>
        </table:table-row>
        <table:table-row>
          <table:table-cell table:style-name="Tableau6.A1" table:number-columns-spanned="4" office:value-type="string">
            <text:h text:style-name="P29" text:outline-level="2">+ <text:span text:style-name="T85">LANGUAGES</text:span></text:h>
          </table:table-cell>
          <table:covered-table-cell/>
          <table:covered-table-cell/>
          <table:covered-table-cell/>
        </table:table-row>
        <table:table-row>
          <table:table-cell table:style-name="Tableau6.A1" table:number-columns-spanned="4" office:value-type="string">
            <text:h text:style-name="P33" text:outline-level="3"><text:s/></text:h>
          </table:table-cell>
          <table:covered-table-cell/>
          <table:covered-table-cell/>
          <table:covered-table-cell/>
        </table:table-row>
        <table:table-row>
          <table:table-cell table:style-name="Tableau6.A1" table:number-columns-spanned="2" office:value-type="string">
            <text:p text:style-name="P11"><text:span text:style-name="T85">French</text:span> :<text:span text:style-name="T1"> Nati</text:span><text:span text:style-name="T6">ve</text:span><text:span text:style-name="T1"> (C2)</text:span></text:p>
            <text:p text:style-name="P52"><text:span text:style-name="T85">English</text:span> : <text:span text:style-name="T6">Full fluency</text:span><text:span text:style-name="T1"> (TOEIC </text:span><text:span text:style-name="T8">990</text:span><text:span text:style-name="T1">/990, C1-C2)</text:span></text:p>
            <text:p text:style-name="P11"><text:span text:style-name="T85">Polish </text:span>:<text:span text:style-name="T1"> </text:span><text:span text:style-name="T6">Advanced</text:span><text:span text:style-name="T1"> (B2 – C1</text:span><text:span text:style-name="T3">)</text:span></text:p>
          </table:table-cell>
          <table:covered-table-cell/>
          <table:table-cell table:style-name="Tableau6.A1" table:number-columns-spanned="2" office:value-type="string">
            <text:p text:style-name="P11"><text:span text:style-name="T85">German</text:span> :<text:span text:style-name="T1"> </text:span><text:span text:style-name="T6">Intermediate </text:span><text:span text:style-name="T1">(B1)</text:span></text:p>
            <text:p text:style-name="P11"><text:span text:style-name="T85">Chinese</text:span> :<text:span text:style-name="T1"> </text:span><text:span text:style-name="T6">Beginner</text:span><text:span text:style-name="T1"> (A1 – A2)</text:span></text:p>
            <text:p text:style-name="P11"><text:span text:style-name="T85">Spanish</text:span>, <text:span text:style-name="T85">Russian </text:span>:<text:span text:style-name="T1"> </text:span><text:span text:style-name="T6">Basic knowledge</text:span><text:span text:style-name="T1"> (A1)</text:span></text:p>
          </table:table-cell>
          <table:covered-table-cell/>
        </table:table-row>
        <table:table-row>
          <table:table-cell table:style-name="Tableau6.A1" table:number-columns-spanned="4" office:value-type="string">
            <text:p text:style-name="P25"/>
          </table:table-cell>
          <table:covered-table-cell/>
          <table:covered-table-cell/>
          <table:covered-table-cell/>
        </table:table-row>
        <table:table-row>
          <table:table-cell table:style-name="Tableau6.A1" table:number-columns-spanned="4" office:value-type="string">
            <text:h text:style-name="P30" text:outline-level="2">+ TECHNICAL SKILLS</text:h>
          </table:table-cell>
          <table:covered-table-cell/>
          <table:covered-table-cell/>
          <table:covered-table-cell/>
        </table:table-row>
        <table:table-row>
          <table:table-cell table:style-name="Tableau6.A1" table:number-columns-spanned="4" office:value-type="string">
            <text:h text:style-name="P34" text:outline-level="3"><text:s/></text:h>
          </table:table-cell>
          <table:covered-table-cell/>
          <table:covered-table-cell/>
          <table:covered-table-cell/>
        </table:table-row>
        <table:table-row>
          <table:table-cell table:style-name="Tableau6.A1" office:value-type="string">
            <text:h text:style-name="P45" text:outline-level="3">Lang<text:span text:style-name="T85">u</text:span>ages</text:h>
          </table:table-cell>
          <table:table-cell table:style-name="Tableau6.A1" table:number-columns-spanned="3" office:value-type="string">
            <text:p text:style-name="P7"><text:span text:style-name="T33">Python 3, C, </text:span><text:span text:style-name="T35">JavaScript</text:span><text:span text:style-name="T36">, HTML5/CSS3</text:span><text:span text:style-name="T66">, </text:span><text:span text:style-name="T51">C++, C#, </text:span><text:span text:style-name="T81">Java, Bash, </text:span><text:span text:style-name="T51">asm x86</text:span><text:span text:style-name="T81">, </text:span><text:span text:style-name="T51">node.js, </text:span><text:span text:style-name="T81">La</text:span><text:span text:style-name="T82">T</text:span><text:span text:style-name="T81">e</text:span><text:span text:style-name="T82">X</text:span><text:span text:style-name="T52">, </text:span><text:span text:style-name="T82">SQL</text:span><text:span text:style-name="T52">, R</text:span></text:p>
          </table:table-cell>
          <table:covered-table-cell/>
          <table:covered-table-cell/>
        </table:table-row>
        <table:table-row>
          <table:table-cell table:style-name="Tableau6.A1" office:value-type="string">
            <text:h text:style-name="P36" text:outline-level="3"><text:span text:style-name="T85">Software</text:span> &amp; IDEs</text:h>
          </table:table-cell>
          <table:table-cell table:style-name="Tableau6.A1" table:number-columns-spanned="3" office:value-type="string">
            <text:p text:style-name="P8"><text:span text:style-name="T96">Vim, Pycharm, </text:span>Eclipse, Visual Studio, IntelliJ IDEA, <text:span text:style-name="T60">Docker, </text:span>Git, Maven, <text:span text:style-name="T53">Unix</text:span><text:span text:style-name="T85"> </text:span><text:span text:style-name="T96">suite</text:span><text:span text:style-name="T53">,</text:span> <text:span text:style-name="T82">Libre/MS </text:span><text:span text:style-name="T53">Office</text:span>...</text:p>
          </table:table-cell>
          <table:covered-table-cell/>
          <table:covered-table-cell/>
        </table:table-row>
        <table:table-row>
          <table:table-cell table:style-name="Tableau6.A1" office:value-type="string">
            <text:h text:style-name="P37" text:outline-level="3">Libraries</text:h>
          </table:table-cell>
          <table:table-cell table:style-name="Tableau6.A1" table:number-columns-spanned="3" office:value-type="string">
            <text:h text:style-name="P50" text:outline-level="4">Pytorch, transformers, <text:span text:style-name="T96">peft, </text:span>flair, pandas, <text:span text:style-name="T66">spaCy, </text:span>numpy, jQuery...</text:h>
          </table:table-cell>
          <table:covered-table-cell/>
          <table:covered-table-cell/>
        </table:table-row>
        <table:table-row>
          <table:table-cell table:style-name="Tableau6.A1" table:number-columns-spanned="4" office:value-type="string">
            <text:h text:style-name="P31" text:outline-level="2">+ <text:span text:style-name="T85">HOBBIES AND OTHER SKILLS</text:span></text:h>
          </table:table-cell>
          <table:covered-table-cell/>
          <table:covered-table-cell/>
          <table:covered-table-cell/>
        </table:table-row>
        <table:table-row>
          <table:table-cell table:style-name="Tableau6.A1" table:number-columns-spanned="4" office:value-type="string">
            <text:h text:style-name="P32" text:outline-level="3"><text:s/></text:h>
          </table:table-cell>
          <table:covered-table-cell/>
          <table:covered-table-cell/>
          <table:covered-table-cell/>
        </table:table-row>
        <table:table-row table:style-name="Tableau6.30">
          <table:table-cell table:style-name="Tableau6.A1" table:number-columns-spanned="4" office:value-type="string">
            <text:h text:style-name="P47" text:outline-level="4"><text:span text:style-name="T12">P</text:span><text:span text:style-name="T10">rogramming projects: language learning help tools, optimizers/simulators for video games.</text:span></text:h>
            <text:h text:style-name="P46" text:outline-level="4">"Ethical hacking" and computer security awareness (conferences, challenges)</text:h>
            <text:h text:style-name="P46" text:outline-level="4">Open-source cartography for humanitarian purposes (Humanitarian OpenStreetMap Team)</text:h>
            <text:p text:style-name="P56"><text:span text:style-name="T10">Hobbies : Mountaineering, music (accordion, guitar)</text:span></text:p>
          </table:table-cell>
          <table:covered-table-cell/>
          <table:covered-table-cell/>
          <table:covered-table-cell/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modern" style:font-pitch="fixed"/>
    <style:font-face style:name="DejaVu Sans" svg:font-family="'DejaVu Sans'" style:font-adornments="Bold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ejaVu Sans1" svg:font-family="'DejaVu Sans'" style:font-adornments="Book" style:font-family-generic="swiss" style:font-pitch="variable"/>
    <style:font-face style:name="Droid Sans Mono" svg:font-family="'Droid Sans Mono'" style:font-adornments="Normal" style:font-family-generic="modern" style:font-pitch="variable"/>
    <style:font-face style:name="Helvetica LT Std" svg:font-family="'Helvetica LT Std'" style:font-family-generic="swiss" style:font-pitch="variable"/>
    <style:font-face style:name="Helvetica LT Std1" svg:font-family="'Helvetica LT Std'" style:font-family-generic="system" style:font-pitch="variable"/>
    <style:font-face style:name="Helvetica LT Std2" svg:font-family="'Helvetica LT Std'" style:font-adornments="Book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zxx" fo:country="none" style:letter-kerning="true" style:font-name-asian="SimSun" style:font-size-asian="10.5pt" style:language-asian="zxx" style:country-asian="none" style:font-name-complex="Mangal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zxx" fo:country="none" style:letter-kerning="true" style:font-name-asian="SimSun" style:font-size-asian="10.5pt" style:language-asian="zxx" style:country-asian="none" style:font-name-complex="Mangal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6cm" style:contextual-spacing="false" fo:line-height="135%" fo:text-align="justify" style:justify-single-word="false"/>
      <style:text-properties style:font-name="DejaVu Sans1" fo:font-family="'DejaVu Sans'" style:font-style-name="Book" style:font-family-generic="swiss" style:font-pitch="variable" fo:font-size="84%" style:font-size-asian="10.5pt"/>
    </style:style>
    <style:style style:name="Heading" style:family="paragraph" style:parent-style-name="Standard" style:next-style-name="Text_20_body" style:auto-update="true" style:class="text" style:master-page-name="">
      <loext:graphic-properties draw:fill="none" draw:fill-color="#cfe7f5"/>
      <style:paragraph-properties fo:margin-left="-3.701cm" fo:margin-right="-4.8cm" fo:margin-top="0cm" fo:margin-bottom="0cm" style:contextual-spacing="false" fo:line-height="100%" fo:text-align="start" style:justify-single-word="false" fo:text-indent="0cm" style:auto-text-indent="false" style:page-number="auto" fo:background-color="transparent" fo:padding="0cm" fo:border="none" style:shadow="none" fo:keep-with-next="always" style:writing-mode="page" style:join-border="true">
        <style:tab-stops>
          <style:tab-stop style:position="8.165cm"/>
        </style:tab-stops>
      </style:paragraph-properties>
      <style:text-properties style:font-name="DejaVu Sans" fo:font-family="'DejaVu Sans'" style:font-style-name="Bold" style:font-family-generic="swiss" style:font-pitch="variable" fo:font-size="15pt" fo:font-weight="bold" style:font-name-asian="Microsoft YaHei" style:font-family-asian="'Microsoft YaHei'" style:font-family-generic-asian="system" style:font-pitch-asian="variable" style:font-size-asian="15pt" style:font-name-complex="Mangal1" style:font-family-complex="Mangal" style:font-family-generic-complex="system" style:font-pitch-complex="variable" style:font-size-complex="15pt"/>
    </style:style>
    <style:style style:name="Text_20_body" style:display-name="Text body" style:family="paragraph" style:parent-style-name="Standard" style:auto-update="true" style:class="text">
      <style:paragraph-properties fo:margin-left="0.3cm" fo:margin-right="0cm" fo:margin-top="0cm" fo:margin-bottom="0cm" style:contextual-spacing="false" fo:line-height="115%" fo:text-align="end" style:justify-single-word="false" fo:text-indent="0cm" style:auto-text-indent="false" style:shadow="none" style:writing-mode="page"/>
      <style:text-properties fo:color="#666666" loext:opacity="100%" style:font-name="Helvetica LT Std" fo:font-family="'Helvetica LT Std'" style:font-family-generic="swiss" style:font-pitch="variable" fo:font-size="9pt" fo:font-weight="normal" style:font-size-asian="9pt" style:font-weight-asian="normal" style:font-size-complex="9pt" style:font-weight-complex="normal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loext:graphic-properties draw:fill="none" draw:fill-color="#cfe7f5"/>
      <style:paragraph-properties fo:margin-left="0.203cm" fo:margin-right="0.203cm" fo:margin-top="0cm" fo:margin-bottom="0.203cm" style:contextual-spacing="false" fo:text-align="start" style:justify-single-word="false" fo:text-indent="0cm" style:auto-text-indent="false" style:page-number="auto" fo:background-color="transparent" fo:padding="0cm" fo:border="none" style:shadow="none" style:join-border="false"/>
      <style:text-properties fo:color="#666666" loext:opacity="100%" style:font-name="DejaVu Sans Light" fo:font-family="'DejaVu Sans Light'" style:font-style-name="ExtraLight" style:font-family-generic="swiss" style:font-pitch="variable" fo:font-size="4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loext:graphic-properties draw:fill="none" draw:fill-color="#cfe7f5"/>
      <style:paragraph-properties fo:margin-left="0cm" fo:margin-right="-0.741cm" fo:margin-top="0.275cm" fo:margin-bottom="0cm" style:contextual-spacing="false" fo:line-height="100%" fo:text-align="start" style:justify-single-word="false" fo:text-indent="0cm" style:auto-text-indent="false" style:page-number="auto" fo:background-color="transparent" fo:padding="0cm" fo:border="none" style:shadow="none" fo:keep-with-next="always" style:join-border="false">
        <style:tab-stops/>
      </style:paragraph-properties>
      <style:text-properties fo:color="#4c4c4c" loext:opacity="100%" style:font-name="Helvetica LT Std" fo:font-family="'Helvetica LT Std'" style:font-family-generic="swiss" style:font-pitch="variable" fo:font-size="10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loext:graphic-properties draw:fill="none" draw:fill-color="#cfe7f5"/>
      <style:paragraph-properties fo:margin-left="0.131cm" fo:margin-right="0.131cm" fo:margin-top="0.083cm" fo:margin-bottom="0cm" style:contextual-spacing="false" fo:text-align="end" style:justify-single-word="false" fo:text-indent="0cm" style:auto-text-indent="false" fo:background-color="transparent" fo:padding="0cm" fo:border="none" style:shadow="none" style:writing-mode="page" style:join-border="false">
        <style:tab-stops/>
      </style:paragraph-properties>
      <style:text-properties fo:color="#b3b3b3" loext:opacity="100%" style:font-name="Helvetica LT Std" fo:font-family="'Helvetica LT Std'" style:font-family-generic="swiss" style:font-pitch="variable" fo:font-size="10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auto-update="true" style:default-outline-level="4" style:class="text" style:master-page-name="">
      <loext:graphic-properties draw:fill="none" draw:fill-color="#cfe7f5" draw:fill-gradient-name="Gradient_20_2" draw:fill-hatch-name="hatch"/>
      <style:paragraph-properties fo:margin-left="0.3cm" fo:margin-right="0.101cm" fo:margin-top="0.109cm" fo:margin-bottom="0.099cm" style:contextual-spacing="false" fo:line-height="115%" fo:text-align="start" style:justify-single-word="false" fo:text-indent="0cm" style:auto-text-indent="false" style:page-number="auto" fo:background-color="transparent" fo:padding="0cm" fo:border="none" style:shadow="none" fo:keep-with-next="always" style:writing-mode="page" style:join-border="false">
        <style:tab-stops>
          <style:tab-stop style:position="0.37cm"/>
        </style:tab-stops>
      </style:paragraph-properties>
      <style:text-properties fo:font-size="9pt" fo:font-style="normal" style:text-underline-style="none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auto-update="true" style:default-outline-level="5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auto-update="true" style:default-outline-level="6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auto-update="true" style:default-outline-level="7" style:class="text">
      <loext:graphic-properties draw:fill="none" draw:fill-color="#cfe7f5"/>
      <style:paragraph-properties fo:text-align="justify" style:justify-single-word="false" fo:background-color="transparent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auto-update="true" style:default-outline-level="8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auto-update="true" style:default-outline-level="9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auto-update="true" style:default-outline-level="10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Text_20_body" style:auto-update="true" style:class="html" style:master-page-name="">
      <style:paragraph-properties fo:margin-top="0cm" fo:margin-bottom="0cm" style:contextual-spacing="false" style:page-number="auto" fo:padding="0.049cm" fo:border="0.06pt solid #000000" style:shadow="none">
        <style:tab-stops/>
      </style:paragraph-properties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 style:master-page-name="">
      <style:paragraph-properties fo:margin-left="0.127cm" fo:margin-right="0.127cm" fo:margin-top="0.127cm" fo:margin-bottom="0.127cm" style:contextual-spacing="false" fo:line-height="100%" fo:text-align="start" style:justify-single-word="false" fo:text-indent="0cm" style:auto-text-indent="false" style:page-number="auto" style:shadow="none" text:number-lines="false" text:line-number="0"/>
      <style:text-properties fo:font-size="9pt" style:letter-kerning="false" style:font-size-asian="10.5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ans_20_nom1" style:display-name="Sans nom1" style:family="paragraph" style:parent-style-name="Heading_20_4" style:default-outline-level="" style:list-style-name="">
      <style:text-properties fo:font-weight="normal"/>
    </style:style>
    <style:style style:name="Empty" style:family="paragraph" style:parent-style-name="Heading_20_2" style:default-outline-level="2" style:list-style-name="">
      <style:paragraph-properties fo:line-height="100%" fo:text-align="start" style:justify-single-word="false" fo:padding="0cm" fo:border="none" fo:keep-with-next="always" style:writing-mode="page" style:join-border="false">
        <style:tab-stops/>
      </style:paragraph-properties>
      <style:text-properties fo:color="#4c4c4c" loext:opacity="100%" style:font-name="Helvetica LT Std" fo:font-family="'Helvetica LT Std'" style:font-family-generic="swiss" style:font-pitch="variable" fo:font-size="3pt" fo:font-style="normal" fo:font-weight="normal" style:font-name-asian="Microsoft YaHei" style:font-family-asian="'Microsoft YaHei'" style:font-family-generic-asian="system" style:font-pitch-asian="variable" style:font-size-asian="2.59999990463257pt" style:font-style-asian="italic" style:font-weight-asian="bold" style:font-name-complex="Mangal1" style:font-family-complex="Mangal" style:font-family-generic-complex="system" style:font-pitch-complex="variable" style:font-size-complex="3pt" style:font-style-complex="italic" style:font-weight-complex="bold"/>
    </style:style>
    <style:style style:name="Source_20_Text" style:display-name="Source Text" style:family="text">
      <style:text-properties style:font-name="Droid Sans Mono" fo:font-family="'Droid Sans Mono'" style:font-style-name="Normal" style:font-family-generic="modern" style:font-pitch="variable" fo:font-size="10pt" style:font-name-asian="NSimSun" style:font-family-asian="NSimSun" style:font-family-generic-asian="modern" style:font-pitch-asian="fixed" style:font-size-asian="10.5pt"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 style:auto-update="true">
      <style:graphic-properties text:anchor-type="paragraph" svg:x="1.191cm" svg:y="0.019cm" fo:margin-left="0cm" fo:margin-right="0cm" fo:margin-top="0cm" fo:margin-bottom="0cm" style:run-through="background" style:wrap="run-through" style:number-wrapped-paragraphs="no-limit" style:vertical-pos="from-top" style:vertical-rel="paragraph" style:horizontal-pos="center" style:horizontal-rel="page" fo:background-color="transparent" draw:fill="none" draw:fill-color="#cfe7f5" fo:padding="0cm" fo:border="none" style:shadow="none" draw:shadow-opacity="100%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/>
        <style:text-properties fo:font-family="OpenSymbol"/>
      </text:list-level-style-bullet>
      <text:list-level-style-bullet text:level="2" text:style-name="Numbering_20_Symbols" loext:num-list-format="%2%" text:bullet-char="•">
        <style:list-level-properties/>
        <style:text-properties fo:font-family="OpenSymbol"/>
      </text:list-level-style-bullet>
      <text:list-level-style-bullet text:level="3" text:style-name="Numbering_20_Symbols" loext:num-list-format="%3%" text:bullet-char="•">
        <style:list-level-properties/>
        <style:text-properties fo:font-family="OpenSymbol"/>
      </text:list-level-style-bullet>
      <text:list-level-style-bullet text:level="4" text:style-name="Numbering_20_Symbols" loext:num-list-format="%4%" text:bullet-char="•">
        <style:list-level-properties/>
        <style:text-properties fo:font-family="OpenSymbol"/>
      </text:list-level-style-bullet>
      <text:list-level-style-bullet text:level="5" text:style-name="Numbering_20_Symbols" loext:num-list-format="%5%" text:bullet-char="•">
        <style:list-level-properties/>
        <style:text-properties fo:font-family="OpenSymbol"/>
      </text:list-level-style-bullet>
      <text:list-level-style-bullet text:level="6" text:style-name="Numbering_20_Symbols" loext:num-list-format="%6%" text:bullet-char="•">
        <style:list-level-properties/>
        <style:text-properties fo:font-family="OpenSymbol"/>
      </text:list-level-style-bullet>
      <text:list-level-style-bullet text:level="7" text:style-name="Numbering_20_Symbols" loext:num-list-format="%7%" text:bullet-char="•">
        <style:list-level-properties/>
        <style:text-properties fo:font-family="OpenSymbol"/>
      </text:list-level-style-bullet>
      <text:list-level-style-bullet text:level="8" text:style-name="Numbering_20_Symbols" loext:num-list-format="%8%" text:bullet-char="•">
        <style:list-level-properties/>
        <style:text-properties fo:font-family="OpenSymbol"/>
      </text:list-level-style-bullet>
      <text:list-level-style-bullet text:level="9" text:style-name="Numbering_20_Symbols" loext:num-list-format="%9%" text:bullet-char="•">
        <style:list-level-properties/>
        <style:text-properties fo:font-family="OpenSymbol"/>
      </text:list-level-style-bullet>
      <text:list-level-style-bullet text:level="10" text:style-name="Numbering_20_Symbols" loext:num-list-format="%10%" text:bullet-char="•">
        <style:list-level-properties/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-">
        <style:list-level-properties/>
        <style:text-properties fo:font-family="'Droid Sans'" style:font-style-name="Regular" style:font-family-generic="swiss"/>
      </text:list-level-style-bullet>
      <text:list-level-style-bullet text:level="2" text:style-name="Numbering_20_Symbols" loext:num-list-format="%2%" text:bullet-char="-">
        <style:list-level-properties/>
        <style:text-properties fo:font-family="'Droid Sans'" style:font-style-name="Regular" style:font-family-generic="swiss"/>
      </text:list-level-style-bullet>
      <text:list-level-style-bullet text:level="3" text:style-name="Numbering_20_Symbols" loext:num-list-format="%3%" text:bullet-char="-">
        <style:list-level-properties/>
        <style:text-properties fo:font-family="'Droid Sans'" style:font-style-name="Regular" style:font-family-generic="swiss"/>
      </text:list-level-style-bullet>
      <text:list-level-style-bullet text:level="4" text:style-name="Numbering_20_Symbols" loext:num-list-format="%4%" text:bullet-char="-">
        <style:list-level-properties/>
        <style:text-properties fo:font-family="'Droid Sans'" style:font-style-name="Regular" style:font-family-generic="swiss"/>
      </text:list-level-style-bullet>
      <text:list-level-style-bullet text:level="5" text:style-name="Numbering_20_Symbols" loext:num-list-format="%5%" text:bullet-char="-">
        <style:list-level-properties/>
        <style:text-properties fo:font-family="'Droid Sans'" style:font-style-name="Regular" style:font-family-generic="swiss"/>
      </text:list-level-style-bullet>
      <text:list-level-style-bullet text:level="6" text:style-name="Numbering_20_Symbols" loext:num-list-format="%6%" text:bullet-char="-">
        <style:list-level-properties/>
        <style:text-properties fo:font-family="'Droid Sans'" style:font-style-name="Regular" style:font-family-generic="swiss"/>
      </text:list-level-style-bullet>
      <text:list-level-style-bullet text:level="7" text:style-name="Numbering_20_Symbols" loext:num-list-format="%7%" text:bullet-char="-">
        <style:list-level-properties/>
        <style:text-properties fo:font-family="'Droid Sans'" style:font-style-name="Regular" style:font-family-generic="swiss"/>
      </text:list-level-style-bullet>
      <text:list-level-style-bullet text:level="8" text:style-name="Numbering_20_Symbols" loext:num-list-format="%8%" text:bullet-char="-">
        <style:list-level-properties/>
        <style:text-properties fo:font-family="'Droid Sans'" style:font-style-name="Regular" style:font-family-generic="swiss"/>
      </text:list-level-style-bullet>
      <text:list-level-style-bullet text:level="9" text:style-name="Numbering_20_Symbols" loext:num-list-format="%9%" text:bullet-char="-">
        <style:list-level-properties/>
        <style:text-properties fo:font-family="'Droid Sans'" style:font-style-name="Regular" style:font-family-generic="swiss"/>
      </text:list-level-style-bullet>
      <text:list-level-style-bullet text:level="10" text:style-name="Numbering_20_Symbols" loext:num-list-format="%10%" text:bullet-char="-">
        <style:list-level-properties/>
        <style:text-properties fo:font-family="'Droid Sans'" style:font-style-name="Regular" style:font-family-generic="swiss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/>
        <style:text-properties fo:font-family="OpenSymbol"/>
      </text:list-level-style-bullet>
      <text:list-level-style-bullet text:level="2" text:style-name="Numbering_20_Symbols" loext:num-list-format="%2%" text:bullet-char="□">
        <style:list-level-properties/>
        <style:text-properties fo:font-family="OpenSymbol"/>
      </text:list-level-style-bullet>
      <text:list-level-style-bullet text:level="3" text:style-name="Numbering_20_Symbols" loext:num-list-format="%3%" text:bullet-char="☑">
        <style:list-level-properties/>
        <style:text-properties fo:font-family="OpenSymbol"/>
      </text:list-level-style-bullet>
      <text:list-level-style-bullet text:level="4" text:style-name="Numbering_20_Symbols" loext:num-list-format="%4%" text:bullet-char="□">
        <style:list-level-properties/>
        <style:text-properties fo:font-family="OpenSymbol"/>
      </text:list-level-style-bullet>
      <text:list-level-style-bullet text:level="5" text:style-name="Numbering_20_Symbols" loext:num-list-format="%5%" text:bullet-char="☑">
        <style:list-level-properties/>
        <style:text-properties fo:font-family="OpenSymbol"/>
      </text:list-level-style-bullet>
      <text:list-level-style-bullet text:level="6" text:style-name="Numbering_20_Symbols" loext:num-list-format="%6%" text:bullet-char="□">
        <style:list-level-properties/>
        <style:text-properties fo:font-family="OpenSymbol"/>
      </text:list-level-style-bullet>
      <text:list-level-style-bullet text:level="7" text:style-name="Numbering_20_Symbols" loext:num-list-format="%7%" text:bullet-char="☑">
        <style:list-level-properties/>
        <style:text-properties fo:font-family="OpenSymbol"/>
      </text:list-level-style-bullet>
      <text:list-level-style-bullet text:level="8" text:style-name="Numbering_20_Symbols" loext:num-list-format="%8%" text:bullet-char="□">
        <style:list-level-properties/>
        <style:text-properties fo:font-family="OpenSymbol"/>
      </text:list-level-style-bullet>
      <text:list-level-style-bullet text:level="9" text:style-name="Numbering_20_Symbols" loext:num-list-format="%9%" text:bullet-char="☑">
        <style:list-level-properties/>
        <style:text-properties fo:font-family="OpenSymbol"/>
      </text:list-level-style-bullet>
      <text:list-level-style-bullet text:level="10" text:style-name="Numbering_20_Symbols" loext:num-list-format="%10%" text:bullet-char="□">
        <style:list-level-properties/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/>
        <style:text-properties fo:font-family="OpenSymbol"/>
      </text:list-level-style-bullet>
      <text:list-level-style-bullet text:level="2" text:style-name="Numbering_20_Symbols" loext:num-list-format="%2%" text:bullet-char="">
        <style:list-level-properties/>
        <style:text-properties fo:font-family="OpenSymbol"/>
      </text:list-level-style-bullet>
      <text:list-level-style-bullet text:level="3" text:style-name="Numbering_20_Symbols" loext:num-list-format="%3%" text:bullet-char="">
        <style:list-level-properties/>
        <style:text-properties fo:font-family="OpenSymbol"/>
      </text:list-level-style-bullet>
      <text:list-level-style-bullet text:level="4" text:style-name="Numbering_20_Symbols" loext:num-list-format="%4%" text:bullet-char="">
        <style:list-level-properties/>
        <style:text-properties fo:font-family="OpenSymbol"/>
      </text:list-level-style-bullet>
      <text:list-level-style-bullet text:level="5" text:style-name="Numbering_20_Symbols" loext:num-list-format="%5%" text:bullet-char="">
        <style:list-level-properties/>
        <style:text-properties fo:font-family="OpenSymbol"/>
      </text:list-level-style-bullet>
      <text:list-level-style-bullet text:level="6" text:style-name="Numbering_20_Symbols" loext:num-list-format="%6%" text:bullet-char="">
        <style:list-level-properties/>
        <style:text-properties fo:font-family="OpenSymbol"/>
      </text:list-level-style-bullet>
      <text:list-level-style-bullet text:level="7" text:style-name="Numbering_20_Symbols" loext:num-list-format="%7%" text:bullet-char="">
        <style:list-level-properties/>
        <style:text-properties fo:font-family="OpenSymbol"/>
      </text:list-level-style-bullet>
      <text:list-level-style-bullet text:level="8" text:style-name="Numbering_20_Symbols" loext:num-list-format="%8%" text:bullet-char="">
        <style:list-level-properties/>
        <style:text-properties fo:font-family="OpenSymbol"/>
      </text:list-level-style-bullet>
      <text:list-level-style-bullet text:level="9" text:style-name="Numbering_20_Symbols" loext:num-list-format="%9%" text:bullet-char="">
        <style:list-level-properties/>
        <style:text-properties fo:font-family="OpenSymbol"/>
      </text:list-level-style-bullet>
      <text:list-level-style-bullet text:level="10" text:style-name="Numbering_20_Symbols" loext:num-list-format="%10%" text:bullet-char="">
        <style:list-level-properties/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/>
        <style:text-properties fo:font-family="OpenSymbol"/>
      </text:list-level-style-bullet>
      <text:list-level-style-bullet text:level="2" text:style-name="Numbering_20_Symbols" loext:num-list-format="%2%" text:bullet-char="✗">
        <style:list-level-properties/>
        <style:text-properties fo:font-family="OpenSymbol"/>
      </text:list-level-style-bullet>
      <text:list-level-style-bullet text:level="3" text:style-name="Numbering_20_Symbols" loext:num-list-format="%3%" text:bullet-char="✗">
        <style:list-level-properties/>
        <style:text-properties fo:font-family="OpenSymbol"/>
      </text:list-level-style-bullet>
      <text:list-level-style-bullet text:level="4" text:style-name="Numbering_20_Symbols" loext:num-list-format="%4%" text:bullet-char="✗">
        <style:list-level-properties/>
        <style:text-properties fo:font-family="OpenSymbol"/>
      </text:list-level-style-bullet>
      <text:list-level-style-bullet text:level="5" text:style-name="Numbering_20_Symbols" loext:num-list-format="%5%" text:bullet-char="✗">
        <style:list-level-properties/>
        <style:text-properties fo:font-family="OpenSymbol"/>
      </text:list-level-style-bullet>
      <text:list-level-style-bullet text:level="6" text:style-name="Numbering_20_Symbols" loext:num-list-format="%6%" text:bullet-char="✗">
        <style:list-level-properties/>
        <style:text-properties fo:font-family="OpenSymbol"/>
      </text:list-level-style-bullet>
      <text:list-level-style-bullet text:level="7" text:style-name="Numbering_20_Symbols" loext:num-list-format="%7%" text:bullet-char="✗">
        <style:list-level-properties/>
        <style:text-properties fo:font-family="OpenSymbol"/>
      </text:list-level-style-bullet>
      <text:list-level-style-bullet text:level="8" text:style-name="Numbering_20_Symbols" loext:num-list-format="%8%" text:bullet-char="✗">
        <style:list-level-properties/>
        <style:text-properties fo:font-family="OpenSymbol"/>
      </text:list-level-style-bullet>
      <text:list-level-style-bullet text:level="9" text:style-name="Numbering_20_Symbols" loext:num-list-format="%9%" text:bullet-char="✗">
        <style:list-level-properties/>
        <style:text-properties fo:font-family="OpenSymbol"/>
      </text:list-level-style-bullet>
      <text:list-level-style-bullet text:level="10" text:style-name="Numbering_20_Symbols" loext:num-list-format="%10%" text:bullet-char="✗">
        <style:list-level-properties/>
        <style:text-properties fo:font-family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/>
      </text:list-level-style-number>
      <text:list-level-style-number text:level="3" text:style-name="Numbering_20_Symbols" loext:num-list-format="%3%." style:num-suffix="." style:num-format="1">
        <style:list-level-properties/>
      </text:list-level-style-number>
      <text:list-level-style-number text:level="4" text:style-name="Numbering_20_Symbols" loext:num-list-format="%4%." style:num-suffix="." style:num-format="1">
        <style:list-level-properties/>
      </text:list-level-style-number>
      <text:list-level-style-number text:level="5" text:style-name="Numbering_20_Symbols" loext:num-list-format="%5%." style:num-suffix="." style:num-format="1">
        <style:list-level-properties/>
      </text:list-level-style-number>
      <text:list-level-style-number text:level="6" text:style-name="Numbering_20_Symbols" loext:num-list-format="%6%." style:num-suffix="." style:num-format="1">
        <style:list-level-properties/>
      </text:list-level-style-number>
      <text:list-level-style-number text:level="7" text:style-name="Numbering_20_Symbols" loext:num-list-format="%7%." style:num-suffix="." style:num-format="1">
        <style:list-level-properties/>
      </text:list-level-style-number>
      <text:list-level-style-number text:level="8" text:style-name="Numbering_20_Symbols" loext:num-list-format="%8%." style:num-suffix="." style:num-format="1">
        <style:list-level-properties/>
      </text:list-level-style-number>
      <text:list-level-style-number text:level="9" text:style-name="Numbering_20_Symbols" loext:num-list-format="%9%." style:num-suffix="." style:num-format="1">
        <style:list-level-properties/>
      </text:list-level-style-number>
      <text:list-level-style-number text:level="10" text:style-name="Numbering_20_Symbols" loext:num-list-format="%10%." style:num-suffix="." style:num-format="1">
        <style:list-level-properties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/>
      </text:list-level-style-number>
      <text:list-level-style-number text:level="2" text:style-name="Numbering_20_Symbols" loext:num-list-format="%2%" style:num-format="1" text:start-value="2">
        <style:list-level-properties/>
      </text:list-level-style-number>
      <text:list-level-style-number text:level="3" text:style-name="Numbering_20_Symbols" loext:num-list-format="%3%" style:num-format="1" text:start-value="3">
        <style:list-level-properties/>
      </text:list-level-style-number>
      <text:list-level-style-number text:level="4" text:style-name="Numbering_20_Symbols" loext:num-list-format="%4%" style:num-format="1" text:start-value="4">
        <style:list-level-properties/>
      </text:list-level-style-number>
      <text:list-level-style-number text:level="5" text:style-name="Numbering_20_Symbols" loext:num-list-format="%5%" style:num-format="1" text:start-value="5">
        <style:list-level-properties/>
      </text:list-level-style-number>
      <text:list-level-style-number text:level="6" text:style-name="Numbering_20_Symbols" loext:num-list-format="%6%" style:num-format="1" text:start-value="6">
        <style:list-level-properties/>
      </text:list-level-style-number>
      <text:list-level-style-number text:level="7" text:style-name="Numbering_20_Symbols" loext:num-list-format="%7%" style:num-format="1" text:start-value="7">
        <style:list-level-properties/>
      </text:list-level-style-number>
      <text:list-level-style-number text:level="8" text:style-name="Numbering_20_Symbols" loext:num-list-format="%8%" style:num-format="1" text:start-value="8">
        <style:list-level-properties/>
      </text:list-level-style-number>
      <text:list-level-style-number text:level="9" text:style-name="Numbering_20_Symbols" loext:num-list-format="%9%" style:num-format="1" text:start-value="9">
        <style:list-level-properties/>
      </text:list-level-style-number>
      <text:list-level-style-number text:level="10" text:style-name="Numbering_20_Symbols" loext:num-list-format="%10%" style:num-format="1" text:start-value="10">
        <style:list-level-properties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/>
      </text:list-level-style-number>
      <text:list-level-style-number text:level="2" text:style-name="Numbering_20_Symbols" loext:num-list-format="%2%" style:num-format="1" text:start-value="2">
        <style:list-level-properties/>
      </text:list-level-style-number>
      <text:list-level-style-number text:level="3" text:style-name="Numbering_20_Symbols" loext:num-list-format="%3%" style:num-format="1" text:start-value="3">
        <style:list-level-properties/>
      </text:list-level-style-number>
      <text:list-level-style-number text:level="4" text:style-name="Numbering_20_Symbols" loext:num-list-format="%4%" style:num-format="1" text:start-value="4">
        <style:list-level-properties/>
      </text:list-level-style-number>
      <text:list-level-style-number text:level="5" text:style-name="Numbering_20_Symbols" loext:num-list-format="%5%" style:num-format="1" text:start-value="5">
        <style:list-level-properties/>
      </text:list-level-style-number>
      <text:list-level-style-number text:level="6" text:style-name="Numbering_20_Symbols" loext:num-list-format="%6%" style:num-format="1" text:start-value="6">
        <style:list-level-properties/>
      </text:list-level-style-number>
      <text:list-level-style-number text:level="7" text:style-name="Numbering_20_Symbols" loext:num-list-format="%7%" style:num-format="1" text:start-value="7">
        <style:list-level-properties/>
      </text:list-level-style-number>
      <text:list-level-style-number text:level="8" text:style-name="Numbering_20_Symbols" loext:num-list-format="%8%" style:num-format="1" text:start-value="8">
        <style:list-level-properties/>
      </text:list-level-style-number>
      <text:list-level-style-number text:level="9" text:style-name="Numbering_20_Symbols" loext:num-list-format="%9%" style:num-format="1" text:start-value="9">
        <style:list-level-properties/>
      </text:list-level-style-number>
      <text:list-level-style-number text:level="10" text:style-name="Numbering_20_Symbols" loext:num-list-format="%10%" style:num-format="1" text:start-value="10">
        <style:list-level-properties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/>
      </text:list-level-style-number>
      <text:list-level-style-number text:level="2" text:style-name="Numbering_20_Symbols" loext:num-list-format="%2%." style:num-suffix="." style:num-format="I" text:start-value="2">
        <style:list-level-properties/>
      </text:list-level-style-number>
      <text:list-level-style-number text:level="3" text:style-name="Numbering_20_Symbols" loext:num-list-format="%3%." style:num-suffix="." style:num-format="I" text:start-value="3">
        <style:list-level-properties/>
      </text:list-level-style-number>
      <text:list-level-style-number text:level="4" text:style-name="Numbering_20_Symbols" loext:num-list-format="%4%." style:num-suffix="." style:num-format="I" text:start-value="4">
        <style:list-level-properties/>
      </text:list-level-style-number>
      <text:list-level-style-number text:level="5" text:style-name="Numbering_20_Symbols" loext:num-list-format="%5%." style:num-suffix="." style:num-format="I" text:start-value="5">
        <style:list-level-properties/>
      </text:list-level-style-number>
      <text:list-level-style-number text:level="6" text:style-name="Numbering_20_Symbols" loext:num-list-format="%6%." style:num-suffix="." style:num-format="I" text:start-value="6">
        <style:list-level-properties/>
      </text:list-level-style-number>
      <text:list-level-style-number text:level="7" text:style-name="Numbering_20_Symbols" loext:num-list-format="%7%." style:num-suffix="." style:num-format="I" text:start-value="7">
        <style:list-level-properties/>
      </text:list-level-style-number>
      <text:list-level-style-number text:level="8" text:style-name="Numbering_20_Symbols" loext:num-list-format="%8%." style:num-suffix="." style:num-format="I" text:start-value="8">
        <style:list-level-properties/>
      </text:list-level-style-number>
      <text:list-level-style-number text:level="9" text:style-name="Numbering_20_Symbols" loext:num-list-format="%9%." style:num-suffix="." style:num-format="I" text:start-value="9">
        <style:list-level-properties/>
      </text:list-level-style-number>
      <text:list-level-style-number text:level="10" text:style-name="Numbering_20_Symbols" loext:num-list-format="%10%." style:num-suffix="." style:num-format="I" text:start-value="10">
        <style:list-level-properties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/>
      </text:list-level-style-number>
      <text:list-level-style-number text:level="3" text:style-name="Numbering_20_Symbols" loext:num-list-format="%3%)" style:num-suffix=")" style:num-format="a" text:start-value="3">
        <style:list-level-properties/>
      </text:list-level-style-number>
      <text:list-level-style-bullet text:level="4" text:style-name="Numbering_20_Symbols" loext:num-list-format="%4%" text:bullet-char="•">
        <style:list-level-properties/>
        <style:text-properties fo:font-family="OpenSymbol"/>
      </text:list-level-style-bullet>
      <text:list-level-style-bullet text:level="5" text:style-name="Numbering_20_Symbols" loext:num-list-format="%5%" text:bullet-char="•">
        <style:list-level-properties/>
        <style:text-properties fo:font-family="OpenSymbol"/>
      </text:list-level-style-bullet>
      <text:list-level-style-bullet text:level="6" text:style-name="Numbering_20_Symbols" loext:num-list-format="%6%" text:bullet-char="•">
        <style:list-level-properties/>
        <style:text-properties fo:font-family="OpenSymbol"/>
      </text:list-level-style-bullet>
      <text:list-level-style-bullet text:level="7" text:style-name="Numbering_20_Symbols" loext:num-list-format="%7%" text:bullet-char="•">
        <style:list-level-properties/>
        <style:text-properties fo:font-family="OpenSymbol"/>
      </text:list-level-style-bullet>
      <text:list-level-style-bullet text:level="8" text:style-name="Numbering_20_Symbols" loext:num-list-format="%8%" text:bullet-char="•">
        <style:list-level-properties/>
        <style:text-properties fo:font-family="OpenSymbol"/>
      </text:list-level-style-bullet>
      <text:list-level-style-bullet text:level="9" text:style-name="Numbering_20_Symbols" loext:num-list-format="%9%" text:bullet-char="•">
        <style:list-level-properties/>
        <style:text-properties fo:font-family="OpenSymbol"/>
      </text:list-level-style-bullet>
      <text:list-level-style-bullet text:level="10" text:style-name="Numbering_20_Symbols" loext:num-list-format="%10%" text:bullet-char="•">
        <style:list-level-properties/>
        <style:text-properties fo:font-family="OpenSymbol"/>
      </text:list-level-style-bullet>
    </text:list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6cm" fo:page-height="29.693cm" style:num-format="1" style:print-orientation="portrait" fo:margin-top="1.27cm" fo:margin-bottom="0.774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6cm" fo:page-height="29.693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5-10-14T19:14:04.197309694</meta:creation-date>
    <meta:editing-duration>PT10H15M34S</meta:editing-duration>
    <meta:editing-cycles>261</meta:editing-cycles>
    <meta:generator>LibreOffice/7.4.5.1$Windows_X86_64 LibreOffice_project/9c0871452b3918c1019dde9bfac75448afc4b57f</meta:generator>
    <dc:title>Normal</dc:title>
    <meta:initial-creator>Maxime Méloux</meta:initial-creator>
    <dc:date>2023-05-07T17:31:55.096000000</dc:date>
    <meta:printed-by>Maxime Méloux</meta:printed-by>
    <meta:print-date>2016-02-01T17:18:22.065792660</meta:print-date>
    <meta:document-statistic meta:table-count="2" meta:image-count="0" meta:object-count="0" meta:page-count="2" meta:paragraph-count="69" meta:word-count="519" meta:character-count="3733" meta:non-whitespace-character-count="3138"/>
  </office:meta>
</office:document-meta>
</file>